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language="en" fo:country="US" officeooo:rsid="00938493" officeooo:paragraph-rsid="009524be"/>
    </style:style>
    <style:style style:name="P2" style:family="paragraph" style:parent-style-name="Text_20_body">
      <style:text-properties fo:font-size="12pt" fo:language="en" fo:country="US" officeooo:rsid="00938493" officeooo:paragraph-rsid="0099683e"/>
    </style:style>
    <style:style style:name="P3" style:family="paragraph" style:parent-style-name="Text_20_body">
      <style:text-properties fo:font-size="12pt" fo:language="en" fo:country="US" officeooo:rsid="00938493" officeooo:paragraph-rsid="009c8810"/>
    </style:style>
    <style:style style:name="P4" style:family="paragraph" style:parent-style-name="Text_20_body">
      <style:text-properties fo:font-size="12pt" fo:language="en" fo:country="US" officeooo:rsid="009524be" officeooo:paragraph-rsid="009524be"/>
    </style:style>
    <style:style style:name="P5" style:family="paragraph" style:parent-style-name="Text_20_body">
      <style:text-properties fo:font-size="12pt" fo:language="en" fo:country="US" officeooo:rsid="0096058e" officeooo:paragraph-rsid="0096058e"/>
    </style:style>
    <style:style style:name="P6" style:family="paragraph" style:parent-style-name="Text_20_body">
      <style:text-properties fo:font-size="12pt" fo:language="en" fo:country="US" officeooo:rsid="009770cc" officeooo:paragraph-rsid="009770cc"/>
    </style:style>
    <style:style style:name="P7" style:family="paragraph" style:parent-style-name="Text_20_body">
      <style:text-properties fo:font-size="12pt" fo:language="en" fo:country="US" officeooo:rsid="0099683e" officeooo:paragraph-rsid="0099683e"/>
    </style:style>
    <style:style style:name="P8" style:family="paragraph" style:parent-style-name="Text_20_body">
      <style:text-properties fo:font-size="12pt" fo:language="en" fo:country="US" officeooo:rsid="009a993c" officeooo:paragraph-rsid="009a993c"/>
    </style:style>
    <style:style style:name="P9" style:family="paragraph" style:parent-style-name="Text_20_body">
      <style:text-properties fo:font-size="12pt" fo:language="en" fo:country="US" officeooo:rsid="009c8810" officeooo:paragraph-rsid="009c8810"/>
    </style:style>
    <style:style style:name="P10" style:family="paragraph" style:parent-style-name="Text_20_body">
      <style:text-properties officeooo:paragraph-rsid="00a120e2"/>
    </style:style>
    <style:style style:name="P11" style:family="paragraph" style:parent-style-name="Text_20_body">
      <style:text-properties officeooo:rsid="009c8810" officeooo:paragraph-rsid="009c8810"/>
    </style:style>
    <style:style style:name="P12" style:family="paragraph" style:parent-style-name="Text_20_body">
      <style:text-properties officeooo:rsid="009d4628" officeooo:paragraph-rsid="009d4628"/>
    </style:style>
    <style:style style:name="P13" style:family="paragraph" style:parent-style-name="Text_20_body">
      <style:text-properties officeooo:rsid="009f43dd" officeooo:paragraph-rsid="009f43dd"/>
    </style:style>
    <style:style style:name="P14" style:family="paragraph" style:parent-style-name="Text_20_body">
      <style:text-properties officeooo:rsid="00a06ed7" officeooo:paragraph-rsid="00a06ed7"/>
    </style:style>
    <style:style style:name="P15" style:family="paragraph" style:parent-style-name="Text_20_body">
      <style:text-properties officeooo:rsid="00a120e2" officeooo:paragraph-rsid="00a120e2"/>
    </style:style>
    <style:style style:name="P16" style:family="paragraph" style:parent-style-name="Text_20_body">
      <style:text-properties officeooo:rsid="00a1e510" officeooo:paragraph-rsid="00a1e510"/>
    </style:style>
    <style:style style:name="P17" style:family="paragraph" style:parent-style-name="Text_20_body">
      <style:text-properties officeooo:paragraph-rsid="00a52bae"/>
    </style:style>
    <style:style style:name="P18" style:family="paragraph" style:parent-style-name="Text_20_body">
      <style:text-properties officeooo:paragraph-rsid="00a676a3"/>
    </style:style>
    <style:style style:name="P19" style:family="paragraph" style:parent-style-name="Text_20_body">
      <style:text-properties officeooo:paragraph-rsid="00a8fec3"/>
    </style:style>
    <style:style style:name="P20" style:family="paragraph" style:parent-style-name="Text_20_body">
      <style:text-properties officeooo:paragraph-rsid="00af0e44"/>
    </style:style>
    <style:style style:name="P21" style:family="paragraph" style:parent-style-name="Text_20_body">
      <style:text-properties officeooo:paragraph-rsid="00b11e99"/>
    </style:style>
    <style:style style:name="P22" style:family="paragraph" style:parent-style-name="Text_20_body">
      <style:text-properties officeooo:paragraph-rsid="00b338a6"/>
    </style:style>
    <style:style style:name="P23" style:family="paragraph" style:parent-style-name="Text_20_body">
      <style:text-properties officeooo:paragraph-rsid="00b4f19f"/>
    </style:style>
    <style:style style:name="P24" style:family="paragraph" style:parent-style-name="Text_20_body">
      <style:text-properties officeooo:rsid="00a348c3" officeooo:paragraph-rsid="00a348c3"/>
    </style:style>
    <style:style style:name="P25" style:family="paragraph" style:parent-style-name="Text_20_body">
      <style:text-properties officeooo:rsid="00a51295" officeooo:paragraph-rsid="00a51295"/>
    </style:style>
    <style:style style:name="P26" style:family="paragraph" style:parent-style-name="Text_20_body">
      <style:text-properties officeooo:rsid="00a52bae" officeooo:paragraph-rsid="00a52bae"/>
    </style:style>
    <style:style style:name="P27" style:family="paragraph" style:parent-style-name="Text_20_body">
      <style:text-properties officeooo:rsid="00a8fec3" officeooo:paragraph-rsid="00a8fec3"/>
    </style:style>
    <style:style style:name="P28" style:family="paragraph" style:parent-style-name="Text_20_body">
      <style:text-properties officeooo:rsid="00a8fec3" officeooo:paragraph-rsid="00af0e44"/>
    </style:style>
    <style:style style:name="P29" style:family="paragraph" style:parent-style-name="Text_20_body">
      <style:text-properties officeooo:rsid="00a9b5c4" officeooo:paragraph-rsid="00a8fec3"/>
    </style:style>
    <style:style style:name="P30" style:family="paragraph" style:parent-style-name="Text_20_body">
      <style:text-properties officeooo:rsid="00ab8086" officeooo:paragraph-rsid="00ab8086"/>
    </style:style>
    <style:style style:name="P31" style:family="paragraph" style:parent-style-name="Text_20_body">
      <style:text-properties officeooo:rsid="00ad37a3" officeooo:paragraph-rsid="00ad37a3"/>
    </style:style>
    <style:style style:name="P32" style:family="paragraph" style:parent-style-name="Text_20_body">
      <style:text-properties officeooo:rsid="00af0e44" officeooo:paragraph-rsid="00af0e44"/>
    </style:style>
    <style:style style:name="P33" style:family="paragraph" style:parent-style-name="Text_20_body">
      <style:text-properties officeooo:rsid="00b11e99" officeooo:paragraph-rsid="00b11e99"/>
    </style:style>
    <style:style style:name="P34" style:family="paragraph" style:parent-style-name="Text_20_body">
      <style:text-properties officeooo:rsid="00b1458b" officeooo:paragraph-rsid="00b1458b"/>
    </style:style>
    <style:style style:name="P35" style:family="paragraph" style:parent-style-name="Text_20_body">
      <style:text-properties officeooo:rsid="00b22a61" officeooo:paragraph-rsid="00b22a61"/>
    </style:style>
    <style:style style:name="P36" style:family="paragraph" style:parent-style-name="Text_20_body">
      <style:text-properties officeooo:rsid="00b338a6" officeooo:paragraph-rsid="00b338a6"/>
    </style:style>
    <style:style style:name="P37" style:family="paragraph" style:parent-style-name="Text_20_body">
      <style:text-properties officeooo:rsid="00b512df" officeooo:paragraph-rsid="00b512df"/>
    </style:style>
    <style:style style:name="P38" style:family="paragraph" style:parent-style-name="Text_20_body">
      <style:text-properties officeooo:rsid="00b558e7" officeooo:paragraph-rsid="00b558e7"/>
    </style:style>
    <style:style style:name="P39" style:family="paragraph" style:parent-style-name="Text_20_body">
      <style:text-properties officeooo:rsid="00b6d5af" officeooo:paragraph-rsid="00b6d5af"/>
    </style:style>
    <style:style style:name="P40" style:family="paragraph" style:parent-style-name="Text_20_body">
      <style:text-properties officeooo:paragraph-rsid="00bffca9"/>
    </style:style>
    <style:style style:name="P41" style:family="paragraph" style:parent-style-name="Text_20_body">
      <style:text-properties officeooo:rsid="00b81d5d" officeooo:paragraph-rsid="00b81d5d"/>
    </style:style>
    <style:style style:name="P42" style:family="paragraph" style:parent-style-name="Text_20_body">
      <style:text-properties officeooo:rsid="00bd7a7c" officeooo:paragraph-rsid="00bd7a7c"/>
    </style:style>
    <style:style style:name="P43" style:family="paragraph" style:parent-style-name="Text_20_body">
      <style:text-properties officeooo:rsid="00bf27b0" officeooo:paragraph-rsid="00bf27b0"/>
    </style:style>
    <style:style style:name="P44" style:family="paragraph" style:parent-style-name="Text_20_body">
      <style:text-properties officeooo:rsid="00c3f32f"/>
    </style:style>
    <style:style style:name="P45" style:family="paragraph" style:parent-style-name="Text_20_body">
      <style:text-properties officeooo:rsid="00c3f32f" officeooo:paragraph-rsid="00c3f32f"/>
    </style:style>
    <style:style style:name="P46" style:family="paragraph" style:parent-style-name="Text_20_body">
      <style:text-properties officeooo:rsid="00bffca9" officeooo:paragraph-rsid="00bffca9"/>
    </style:style>
    <style:style style:name="P47" style:family="paragraph" style:parent-style-name="Text_20_body">
      <style:text-properties officeooo:rsid="00c3023f" officeooo:paragraph-rsid="00c3023f"/>
    </style:style>
    <style:style style:name="P48" style:family="paragraph" style:parent-style-name="Text_20_body">
      <style:text-properties officeooo:paragraph-rsid="00c65e4d"/>
    </style:style>
    <style:style style:name="P49" style:family="paragraph" style:parent-style-name="Text_20_body">
      <style:text-properties officeooo:paragraph-rsid="00cea4c7"/>
    </style:style>
    <style:style style:name="P50" style:family="paragraph" style:parent-style-name="Text_20_body">
      <style:text-properties officeooo:paragraph-rsid="00d0c9f1"/>
    </style:style>
    <style:style style:name="P51" style:family="paragraph" style:parent-style-name="Text_20_body">
      <style:text-properties officeooo:rsid="00c65e4d" officeooo:paragraph-rsid="00c65e4d"/>
    </style:style>
    <style:style style:name="P52" style:family="paragraph" style:parent-style-name="Text_20_body">
      <style:text-properties fo:font-style="normal" officeooo:rsid="00c69ff3" officeooo:paragraph-rsid="00c65e4d" style:font-style-asian="normal" style:font-style-complex="normal"/>
    </style:style>
    <style:style style:name="P53" style:family="paragraph" style:parent-style-name="Text_20_body">
      <style:text-properties fo:font-style="normal" officeooo:rsid="00c69ff3" officeooo:paragraph-rsid="00c69ff3" style:font-style-asian="normal" style:font-style-complex="normal"/>
    </style:style>
    <style:style style:name="P54" style:family="paragraph" style:parent-style-name="Text_20_body">
      <style:text-properties officeooo:rsid="00d0c9f1" officeooo:paragraph-rsid="00d0c9f1"/>
    </style:style>
    <style:style style:name="P55" style:family="paragraph" style:parent-style-name="Text_20_body">
      <style:text-properties officeooo:rsid="00d28ae7" officeooo:paragraph-rsid="00d0c9f1"/>
    </style:style>
    <style:style style:name="P56" style:family="paragraph" style:parent-style-name="Text_20_body">
      <style:text-properties officeooo:rsid="00d37454" officeooo:paragraph-rsid="00d37454"/>
    </style:style>
    <style:style style:name="P57" style:family="paragraph" style:parent-style-name="Text_20_body">
      <style:text-properties fo:font-weight="bold" officeooo:rsid="00d37454" officeooo:paragraph-rsid="00d37454" style:font-weight-asian="bold" style:font-weight-complex="bold"/>
    </style:style>
    <style:style style:name="P58" style:family="paragraph" style:parent-style-name="Text_20_body">
      <style:text-properties officeooo:rsid="00d8d4ed" officeooo:paragraph-rsid="00d8d4ed"/>
    </style:style>
    <style:style style:name="P59" style:family="paragraph" style:parent-style-name="Text_20_body">
      <style:text-properties officeooo:rsid="00dbcd1c" officeooo:paragraph-rsid="00dbcd1c"/>
    </style:style>
    <style:style style:name="P60" style:family="paragraph" style:parent-style-name="Text_20_body">
      <style:text-properties officeooo:rsid="00e0f140" officeooo:paragraph-rsid="00dcc510"/>
    </style:style>
    <style:style style:name="P61" style:family="paragraph" style:parent-style-name="Text_20_body">
      <style:text-properties officeooo:rsid="00e0f140" officeooo:paragraph-rsid="00e0f140"/>
    </style:style>
    <style:style style:name="P62" style:family="paragraph" style:parent-style-name="Text_20_body">
      <style:text-properties officeooo:paragraph-rsid="00e14dbc"/>
    </style:style>
    <style:style style:name="P63" style:family="paragraph" style:parent-style-name="Text_20_body">
      <style:text-properties officeooo:paragraph-rsid="00e4483c"/>
    </style:style>
    <style:style style:name="P64" style:family="paragraph" style:parent-style-name="Text_20_body">
      <style:text-properties officeooo:paragraph-rsid="01039c15"/>
    </style:style>
    <style:style style:name="P65" style:family="paragraph" style:parent-style-name="Table_20_Contents">
      <style:text-properties officeooo:paragraph-rsid="009770cc"/>
    </style:style>
    <style:style style:name="P66" style:family="paragraph" style:parent-style-name="Table_20_Contents">
      <style:text-properties officeooo:rsid="0096058e" officeooo:paragraph-rsid="0096058e"/>
    </style:style>
    <style:style style:name="P67" style:family="paragraph" style:parent-style-name="Table_20_Contents">
      <style:text-properties officeooo:rsid="009770cc" officeooo:paragraph-rsid="009770cc"/>
    </style:style>
    <style:style style:name="P68" style:family="paragraph" style:parent-style-name="Table_20_Contents">
      <style:text-properties officeooo:rsid="0099683e" officeooo:paragraph-rsid="0099683e"/>
    </style:style>
    <style:style style:name="P69" style:family="paragraph" style:parent-style-name="Table_20_Contents">
      <style:paragraph-properties fo:text-align="center" style:justify-single-word="false"/>
      <style:text-properties officeooo:rsid="00a0bcbd" officeooo:paragraph-rsid="00a0bcbd"/>
    </style:style>
    <style:style style:name="P70" style:family="paragraph" style:parent-style-name="Table_20_Contents">
      <style:text-properties officeooo:rsid="00a120e2" officeooo:paragraph-rsid="00a120e2"/>
    </style:style>
    <style:style style:name="P71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8fec3"/>
    </style:style>
    <style:style style:name="P72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f0e44"/>
    </style:style>
    <style:style style:name="P73" style:family="paragraph" style:parent-style-name="Heading_20_1">
      <style:text-properties officeooo:rsid="00a348c3"/>
    </style:style>
    <style:style style:name="P74" style:family="paragraph" style:parent-style-name="Heading_20_1">
      <style:text-properties officeooo:rsid="00c3f32f"/>
    </style:style>
    <style:style style:name="P75" style:family="paragraph" style:parent-style-name="Heading_20_1">
      <style:text-properties officeooo:rsid="00c65e4d" officeooo:paragraph-rsid="00c65e4d"/>
    </style:style>
    <style:style style:name="P76" style:family="paragraph" style:parent-style-name="Text_20_body" style:list-style-name="L1">
      <style:text-properties officeooo:rsid="009d4628" officeooo:paragraph-rsid="009d4628"/>
    </style:style>
    <style:style style:name="P77" style:family="paragraph" style:parent-style-name="Text_20_body" style:list-style-name="L2">
      <style:text-properties officeooo:rsid="009d4628" officeooo:paragraph-rsid="009d4628"/>
    </style:style>
    <style:style style:name="P78" style:family="paragraph" style:parent-style-name="Text_20_body" style:list-style-name="L3">
      <style:text-properties officeooo:rsid="009d4628" officeooo:paragraph-rsid="009d4628"/>
    </style:style>
    <style:style style:name="P79" style:family="paragraph" style:parent-style-name="Text_20_body" style:list-style-name="L3">
      <style:text-properties officeooo:paragraph-rsid="009d4628"/>
    </style:style>
    <style:style style:name="P80" style:family="paragraph" style:parent-style-name="Text_20_body" style:list-style-name="L3">
      <style:text-properties officeooo:paragraph-rsid="009f43dd"/>
    </style:style>
    <style:style style:name="P81" style:family="paragraph" style:parent-style-name="Text_20_body" style:list-style-name="L4">
      <style:text-properties officeooo:rsid="009f43dd" officeooo:paragraph-rsid="009f43dd"/>
    </style:style>
    <style:style style:name="P82" style:family="paragraph" style:parent-style-name="Text_20_body" style:list-style-name="L5">
      <style:text-properties officeooo:paragraph-rsid="00a06ed7"/>
    </style:style>
    <style:style style:name="P83" style:family="paragraph" style:parent-style-name="Text_20_body" style:list-style-name="L5">
      <style:text-properties officeooo:rsid="00a06ed7" officeooo:paragraph-rsid="00a06ed7"/>
    </style:style>
    <style:style style:name="P84" style:family="paragraph" style:parent-style-name="Text_20_body" style:list-style-name="L6">
      <style:text-properties officeooo:rsid="00a8fec3" officeooo:paragraph-rsid="00a8fec3"/>
    </style:style>
    <style:style style:name="P85" style:family="paragraph" style:parent-style-name="Text_20_body" style:list-style-name="L7">
      <style:text-properties officeooo:rsid="00a8fec3" officeooo:paragraph-rsid="00a8fec3"/>
    </style:style>
    <style:style style:name="P86" style:family="paragraph" style:parent-style-name="Text_20_body" style:list-style-name="L8">
      <style:text-properties officeooo:rsid="00b558e7" officeooo:paragraph-rsid="00b558e7"/>
    </style:style>
    <style:style style:name="P87" style:family="paragraph" style:parent-style-name="Text_20_body" style:list-style-name="L9">
      <style:text-properties officeooo:rsid="00b6d5af" officeooo:paragraph-rsid="00b6d5af"/>
    </style:style>
    <style:style style:name="P88" style:family="paragraph" style:parent-style-name="Text_20_body" style:list-style-name="L9">
      <style:text-properties officeooo:rsid="00b73dea" officeooo:paragraph-rsid="00b73dea"/>
    </style:style>
    <style:style style:name="P89" style:family="paragraph" style:parent-style-name="Text_20_body" style:list-style-name="L10">
      <style:text-properties officeooo:rsid="00b11e99" officeooo:paragraph-rsid="00b81d5d"/>
    </style:style>
    <style:style style:name="P90" style:family="paragraph" style:parent-style-name="Text_20_body" style:list-style-name="L11">
      <style:text-properties officeooo:rsid="00bd7a7c" officeooo:paragraph-rsid="00bd7a7c"/>
    </style:style>
    <style:style style:name="P91" style:family="paragraph" style:parent-style-name="Text_20_body" style:list-style-name="L11">
      <style:text-properties officeooo:rsid="00bf27b0" officeooo:paragraph-rsid="00bf27b0"/>
    </style:style>
    <style:style style:name="P92" style:family="paragraph" style:parent-style-name="Text_20_body" style:list-style-name="L12">
      <style:text-properties officeooo:paragraph-rsid="00c3f32f"/>
    </style:style>
    <style:style style:name="P93" style:family="paragraph" style:parent-style-name="Text_20_body" style:list-style-name="L12">
      <style:text-properties officeooo:rsid="00c3f32f" officeooo:paragraph-rsid="00c3f32f"/>
    </style:style>
    <style:style style:name="P94" style:family="paragraph" style:parent-style-name="Text_20_body" style:list-style-name="L13">
      <style:text-properties officeooo:paragraph-rsid="00c8d2ac"/>
    </style:style>
    <style:style style:name="P95" style:family="paragraph" style:parent-style-name="Text_20_body" style:list-style-name="L13">
      <style:text-properties officeooo:paragraph-rsid="00c9975d"/>
    </style:style>
    <style:style style:name="P96" style:family="paragraph" style:parent-style-name="Text_20_body" style:list-style-name="L13">
      <style:text-properties officeooo:paragraph-rsid="00cb9e4c"/>
    </style:style>
    <style:style style:name="P97" style:family="paragraph" style:parent-style-name="Text_20_body" style:list-style-name="L13">
      <style:text-properties fo:font-style="normal" officeooo:rsid="00c8d2ac" officeooo:paragraph-rsid="00c8d2ac" style:font-style-asian="normal" style:font-style-complex="normal"/>
    </style:style>
    <style:style style:name="P98" style:family="paragraph" style:parent-style-name="Text_20_body" style:list-style-name="L13">
      <style:text-properties fo:font-style="normal" officeooo:rsid="00c9975d" officeooo:paragraph-rsid="00c9975d" style:font-style-asian="normal" style:font-style-complex="normal"/>
    </style:style>
    <style:style style:name="P99" style:family="paragraph" style:parent-style-name="Text_20_body" style:list-style-name="L13">
      <style:text-properties fo:font-style="normal" officeooo:rsid="00ca7e72" officeooo:paragraph-rsid="00ca7e72" style:font-style-asian="normal" style:font-style-complex="normal"/>
    </style:style>
    <style:style style:name="P100" style:family="paragraph" style:parent-style-name="Text_20_body" style:list-style-name="L13">
      <style:text-properties fo:font-style="normal" officeooo:rsid="00cd2c76" officeooo:paragraph-rsid="00cd2c76" style:font-style-asian="normal" style:font-style-complex="normal"/>
    </style:style>
    <style:style style:name="P101" style:family="paragraph" style:parent-style-name="Text_20_body" style:list-style-name="L14">
      <style:text-properties officeooo:rsid="00d0c9f1" officeooo:paragraph-rsid="00d0c9f1"/>
    </style:style>
    <style:style style:name="P102" style:family="paragraph" style:parent-style-name="Text_20_body" style:list-style-name="L15">
      <style:text-properties officeooo:rsid="00d28ae7" officeooo:paragraph-rsid="00d28ae7"/>
    </style:style>
    <style:style style:name="P103" style:family="paragraph" style:parent-style-name="Text_20_body" style:list-style-name="L15">
      <style:text-properties officeooo:rsid="00d37454" officeooo:paragraph-rsid="00d37454"/>
    </style:style>
    <style:style style:name="P104" style:family="paragraph" style:parent-style-name="Text_20_body" style:list-style-name="L16">
      <style:text-properties officeooo:rsid="00d37454" officeooo:paragraph-rsid="00d37454"/>
    </style:style>
    <style:style style:name="P105" style:family="paragraph" style:parent-style-name="Text_20_body" style:list-style-name="L16">
      <style:text-properties officeooo:paragraph-rsid="00d520cf"/>
    </style:style>
    <style:style style:name="P106" style:family="paragraph" style:parent-style-name="Text_20_body" style:list-style-name="L16">
      <style:text-properties officeooo:rsid="00d520cf" officeooo:paragraph-rsid="00d520cf"/>
    </style:style>
    <style:style style:name="P107" style:family="paragraph" style:parent-style-name="Text_20_body" style:list-style-name="L16">
      <style:text-properties officeooo:rsid="00d8d4ed" officeooo:paragraph-rsid="00d8d4ed"/>
    </style:style>
    <style:style style:name="P108" style:family="paragraph" style:parent-style-name="Text_20_body" style:list-style-name="L17">
      <style:text-properties officeooo:paragraph-rsid="00dbcd1c"/>
    </style:style>
    <style:style style:name="P109" style:family="paragraph" style:parent-style-name="Text_20_body" style:list-style-name="L17">
      <style:text-properties officeooo:paragraph-rsid="00dcc510"/>
    </style:style>
    <style:style style:name="P110" style:family="paragraph" style:parent-style-name="Text_20_body">
      <style:text-properties officeooo:rsid="00e25c83" officeooo:paragraph-rsid="00e25c83"/>
    </style:style>
    <style:style style:name="P111" style:family="paragraph" style:parent-style-name="Text_20_body">
      <style:text-properties officeooo:rsid="00e5ccb9" officeooo:paragraph-rsid="00e5ccb9"/>
    </style:style>
    <style:style style:name="P112" style:family="paragraph" style:parent-style-name="Text_20_body">
      <style:text-properties officeooo:rsid="00e75bed" officeooo:paragraph-rsid="00e75bed"/>
    </style:style>
    <style:style style:name="P113" style:family="paragraph" style:parent-style-name="Text_20_body" style:list-style-name="L18">
      <style:text-properties officeooo:rsid="00e75bed" officeooo:paragraph-rsid="00e75bed"/>
    </style:style>
    <style:style style:name="P114" style:family="paragraph" style:parent-style-name="Text_20_body" style:list-style-name="L18">
      <style:text-properties officeooo:paragraph-rsid="00ea6149"/>
    </style:style>
    <style:style style:name="P115" style:family="paragraph" style:parent-style-name="Text_20_body" style:list-style-name="L18">
      <style:text-properties officeooo:paragraph-rsid="00ec4feb"/>
    </style:style>
    <style:style style:name="P116" style:family="paragraph" style:parent-style-name="Text_20_body" style:list-style-name="L18">
      <style:text-properties officeooo:paragraph-rsid="00ee2da3"/>
    </style:style>
    <style:style style:name="P117" style:family="paragraph" style:parent-style-name="Text_20_body" style:list-style-name="L18">
      <style:text-properties officeooo:paragraph-rsid="00f2332d"/>
    </style:style>
    <style:style style:name="P118" style:family="paragraph" style:parent-style-name="Text_20_body" style:list-style-name="L18">
      <style:text-properties officeooo:paragraph-rsid="00f6f8af"/>
    </style:style>
    <style:style style:name="P119" style:family="paragraph" style:parent-style-name="Text_20_body" style:list-style-name="L18">
      <style:text-properties officeooo:paragraph-rsid="00f807c1"/>
    </style:style>
    <style:style style:name="P120" style:family="paragraph" style:parent-style-name="Text_20_body" style:list-style-name="L18">
      <style:text-properties officeooo:paragraph-rsid="00fbae64"/>
    </style:style>
    <style:style style:name="P121" style:family="paragraph" style:parent-style-name="Text_20_body" style:list-style-name="L18">
      <style:text-properties officeooo:paragraph-rsid="00fe9477"/>
    </style:style>
    <style:style style:name="P122" style:family="paragraph" style:parent-style-name="Text_20_body" style:list-style-name="L18">
      <style:text-properties officeooo:rsid="00e83170" officeooo:paragraph-rsid="00e83170"/>
    </style:style>
    <style:style style:name="P123" style:family="paragraph" style:parent-style-name="Text_20_body" style:list-style-name="L18">
      <style:text-properties officeooo:rsid="00e97113" officeooo:paragraph-rsid="00e97113"/>
    </style:style>
    <style:style style:name="P124" style:family="paragraph" style:parent-style-name="Text_20_body" style:list-style-name="L18">
      <style:text-properties officeooo:rsid="00ea6149" officeooo:paragraph-rsid="00ea6149"/>
    </style:style>
    <style:style style:name="P125" style:family="paragraph" style:parent-style-name="Text_20_body" style:list-style-name="L18">
      <style:text-properties officeooo:rsid="0101dfbc" officeooo:paragraph-rsid="0101dfbc"/>
    </style:style>
    <style:style style:name="P126" style:family="paragraph" style:parent-style-name="Text_20_body" style:list-style-name="L18">
      <style:text-properties officeooo:rsid="01031555" officeooo:paragraph-rsid="01031555"/>
    </style:style>
    <style:style style:name="P127" style:family="paragraph" style:parent-style-name="Text_20_body">
      <style:text-properties officeooo:rsid="01031555" officeooo:paragraph-rsid="01031555"/>
    </style:style>
    <style:style style:name="P128" style:family="paragraph" style:parent-style-name="Text_20_body">
      <style:text-properties officeooo:rsid="010541ec" officeooo:paragraph-rsid="010541ec"/>
    </style:style>
    <style:style style:name="P129" style:family="paragraph" style:parent-style-name="Text_20_body">
      <style:text-properties officeooo:rsid="01073e9d" officeooo:paragraph-rsid="01073e9d"/>
    </style:style>
    <style:style style:name="P130" style:family="paragraph" style:parent-style-name="Text_20_body">
      <style:text-properties officeooo:rsid="0108c2a9" officeooo:paragraph-rsid="0108c2a9"/>
    </style:style>
    <style:style style:name="P131" style:family="paragraph" style:parent-style-name="Text_20_body" style:list-style-name="L19">
      <style:text-properties officeooo:rsid="0108c2a9" officeooo:paragraph-rsid="0108c2a9"/>
    </style:style>
    <style:style style:name="P132" style:family="paragraph" style:parent-style-name="Text_20_body" style:list-style-name="L19">
      <style:text-properties officeooo:paragraph-rsid="0108c2a9"/>
    </style:style>
    <style:style style:name="P133" style:family="paragraph" style:parent-style-name="Text_20_body" style:list-style-name="L19">
      <style:text-properties officeooo:paragraph-rsid="010db195"/>
    </style:style>
    <style:style style:name="P134" style:family="paragraph" style:parent-style-name="Text_20_body" style:list-style-name="L19">
      <style:text-properties officeooo:paragraph-rsid="01104c0a"/>
    </style:style>
    <style:style style:name="P135" style:family="paragraph" style:parent-style-name="Text_20_body" style:list-style-name="L19">
      <style:text-properties officeooo:rsid="0108eece" officeooo:paragraph-rsid="0108eece"/>
    </style:style>
    <style:style style:name="P136" style:family="paragraph" style:parent-style-name="Text_20_body" style:list-style-name="L19">
      <style:text-properties officeooo:rsid="010a7130" officeooo:paragraph-rsid="010a7130"/>
    </style:style>
    <style:style style:name="P137" style:family="paragraph" style:parent-style-name="Text_20_body" style:list-style-name="L19">
      <style:text-properties officeooo:rsid="010b0d4b" officeooo:paragraph-rsid="010b0d4b"/>
    </style:style>
    <style:style style:name="P138" style:family="paragraph" style:parent-style-name="Text_20_body" style:list-style-name="L19">
      <style:text-properties officeooo:rsid="010c8ddf" officeooo:paragraph-rsid="010c8ddf"/>
    </style:style>
    <style:style style:name="P139" style:family="paragraph" style:parent-style-name="Text_20_body" style:list-style-name="L19">
      <style:text-properties officeooo:rsid="010ee390" officeooo:paragraph-rsid="010ee390"/>
    </style:style>
    <style:style style:name="P140" style:family="paragraph" style:parent-style-name="Text_20_body" style:list-style-name="L19">
      <style:text-properties officeooo:rsid="01119397" officeooo:paragraph-rsid="01119397"/>
    </style:style>
    <style:style style:name="P141" style:family="paragraph" style:parent-style-name="Text_20_body">
      <style:text-properties officeooo:rsid="01119397" officeooo:paragraph-rsid="01119397"/>
    </style:style>
    <style:style style:name="P142" style:family="paragraph" style:parent-style-name="Text_20_body">
      <style:text-properties officeooo:rsid="0115248f" officeooo:paragraph-rsid="0115248f"/>
    </style:style>
    <style:style style:name="P143" style:family="paragraph" style:parent-style-name="Text_20_body">
      <style:text-properties officeooo:rsid="00fe9477" officeooo:paragraph-rsid="00fe9477"/>
    </style:style>
    <style:style style:name="P144" style:family="paragraph" style:parent-style-name="Text_20_body">
      <style:text-properties officeooo:paragraph-rsid="0117b9f7"/>
    </style:style>
    <style:style style:name="P145" style:family="paragraph" style:parent-style-name="Text_20_body" style:list-style-name="L20">
      <style:text-properties officeooo:paragraph-rsid="0117b9f7"/>
    </style:style>
    <style:style style:name="P146" style:family="paragraph" style:parent-style-name="Text_20_body" style:list-style-name="L21">
      <style:text-properties officeooo:paragraph-rsid="011905a0"/>
    </style:style>
    <style:style style:name="P147" style:family="paragraph" style:parent-style-name="Text_20_body" style:list-style-name="L21">
      <style:text-properties officeooo:paragraph-rsid="011aec79"/>
    </style:style>
    <style:style style:name="P148" style:family="paragraph" style:parent-style-name="Text_20_body" style:list-style-name="L21">
      <style:text-properties officeooo:paragraph-rsid="011de01d"/>
    </style:style>
    <style:style style:name="P149" style:family="paragraph" style:parent-style-name="Text_20_body" style:list-style-name="L21">
      <style:text-properties officeooo:paragraph-rsid="0120f96d"/>
    </style:style>
    <style:style style:name="P150" style:family="paragraph" style:parent-style-name="Text_20_body">
      <style:text-properties officeooo:paragraph-rsid="011905a0"/>
    </style:style>
    <style:style style:name="P151" style:family="paragraph" style:parent-style-name="Text_20_body">
      <style:text-properties officeooo:paragraph-rsid="0120f96d"/>
    </style:style>
    <style:style style:name="P152" style:family="paragraph" style:parent-style-name="Text_20_body">
      <style:text-properties officeooo:paragraph-rsid="01212813"/>
    </style:style>
    <style:style style:name="P153" style:family="paragraph" style:parent-style-name="Text_20_body">
      <style:text-properties officeooo:paragraph-rsid="0123e403"/>
    </style:style>
    <style:style style:name="P154" style:family="paragraph" style:parent-style-name="Text_20_body">
      <style:text-properties officeooo:paragraph-rsid="012e9e6b"/>
    </style:style>
    <style:style style:name="P155" style:family="paragraph" style:parent-style-name="Text_20_body">
      <style:text-properties officeooo:paragraph-rsid="012f54c5"/>
    </style:style>
    <style:style style:name="P156" style:family="paragraph" style:parent-style-name="Text_20_body">
      <style:text-properties officeooo:paragraph-rsid="0130109c"/>
    </style:style>
    <style:style style:name="P157" style:family="paragraph" style:parent-style-name="Text_20_body">
      <style:text-properties officeooo:paragraph-rsid="0131a5ba"/>
    </style:style>
    <style:style style:name="P158" style:family="paragraph" style:parent-style-name="Text_20_body">
      <style:text-properties officeooo:paragraph-rsid="0133b4ce"/>
    </style:style>
    <style:style style:name="P159" style:family="paragraph" style:parent-style-name="Text_20_body">
      <style:text-properties officeooo:paragraph-rsid="0136e19a"/>
    </style:style>
    <style:style style:name="P160" style:family="paragraph" style:parent-style-name="Text_20_body">
      <style:text-properties officeooo:paragraph-rsid="0138bd54"/>
    </style:style>
    <style:style style:name="P161" style:family="paragraph" style:parent-style-name="Text_20_body">
      <style:text-properties officeooo:paragraph-rsid="013ccf01"/>
    </style:style>
    <style:style style:name="P162" style:family="paragraph" style:parent-style-name="Text_20_body">
      <style:text-properties officeooo:paragraph-rsid="013dcc10"/>
    </style:style>
    <style:style style:name="P163" style:family="paragraph" style:parent-style-name="Text_20_body">
      <style:text-properties officeooo:paragraph-rsid="013ec2a7"/>
    </style:style>
    <style:style style:name="P164" style:family="paragraph" style:parent-style-name="Text_20_body">
      <style:text-properties officeooo:paragraph-rsid="0140310f"/>
    </style:style>
    <style:style style:name="P165" style:family="paragraph" style:parent-style-name="Text_20_body">
      <style:text-properties officeooo:paragraph-rsid="0141dbc1"/>
    </style:style>
    <style:style style:name="P166" style:family="paragraph" style:parent-style-name="Text_20_body">
      <style:paragraph-properties fo:margin-left="1.249cm" fo:margin-right="0cm" fo:text-indent="0cm" style:auto-text-indent="false"/>
      <style:text-properties officeooo:paragraph-rsid="0123e403"/>
    </style:style>
    <style:style style:name="P167" style:family="paragraph" style:parent-style-name="Text_20_body">
      <style:paragraph-properties fo:margin-left="1.249cm" fo:margin-right="0cm" fo:text-indent="0cm" style:auto-text-indent="false"/>
      <style:text-properties officeooo:paragraph-rsid="0129d8b4"/>
    </style:style>
    <style:style style:name="P168" style:family="paragraph" style:parent-style-name="Text_20_body">
      <style:paragraph-properties fo:margin-left="1.249cm" fo:margin-right="0cm" fo:text-indent="0cm" style:auto-text-indent="false"/>
      <style:text-properties officeooo:paragraph-rsid="012aacee"/>
    </style:style>
    <style:style style:name="P169" style:family="paragraph" style:parent-style-name="Text_20_body">
      <style:paragraph-properties fo:margin-left="0cm" fo:margin-right="0cm" fo:text-indent="0cm" style:auto-text-indent="false"/>
      <style:text-properties officeooo:paragraph-rsid="012c2f79"/>
    </style:style>
    <style:style style:name="P170" style:family="paragraph" style:parent-style-name="Heading_20_1" style:master-page-name="Standard">
      <style:paragraph-properties style:page-number="auto"/>
      <style:text-properties fo:font-size="12pt" fo:language="en" fo:country="US" officeooo:rsid="00938493" officeooo:paragraph-rsid="0093998c"/>
    </style:style>
    <style:style style:name="P171" style:family="paragraph" style:parent-style-name="Heading_20_1">
      <style:text-properties officeooo:rsid="00e0f66f"/>
    </style:style>
    <style:style style:name="P172" style:family="paragraph" style:parent-style-name="Heading_20_2">
      <style:text-properties officeooo:rsid="009c8810"/>
    </style:style>
    <style:style style:name="P173" style:family="paragraph" style:parent-style-name="Heading_20_2">
      <style:text-properties officeooo:rsid="00a06ed7"/>
    </style:style>
    <style:style style:name="P174" style:family="paragraph" style:parent-style-name="Heading_20_2">
      <style:text-properties officeooo:rsid="00b22a61"/>
    </style:style>
    <style:style style:name="P175" style:family="paragraph" style:parent-style-name="Heading_20_2">
      <style:text-properties officeooo:rsid="00bf27b0"/>
    </style:style>
    <style:style style:name="P176" style:family="paragraph" style:parent-style-name="Heading_20_2">
      <style:text-properties officeooo:rsid="00c3f32f"/>
    </style:style>
    <style:style style:name="P177" style:family="paragraph" style:parent-style-name="Heading_20_2">
      <style:text-properties fo:font-style="normal" officeooo:rsid="00c813a2" style:font-style-asian="normal" style:font-style-complex="normal"/>
    </style:style>
    <style:style style:name="P178" style:family="paragraph" style:parent-style-name="Heading_20_2">
      <style:text-properties officeooo:rsid="00d0c9f1"/>
    </style:style>
    <style:style style:name="P179" style:family="paragraph" style:parent-style-name="Heading_20_2">
      <style:text-properties officeooo:rsid="00d28ae7"/>
    </style:style>
    <style:style style:name="P180" style:family="paragraph" style:parent-style-name="Heading_20_2">
      <style:text-properties officeooo:rsid="01073373"/>
    </style:style>
    <style:style style:name="T1" style:family="text">
      <style:text-properties officeooo:rsid="0093998c"/>
    </style:style>
    <style:style style:name="T2" style:family="text">
      <style:text-properties officeooo:rsid="009524be"/>
    </style:style>
    <style:style style:name="T3" style:family="text">
      <style:text-properties officeooo:rsid="0095a6fb"/>
    </style:style>
    <style:style style:name="T4" style:family="text">
      <style:text-properties officeooo:rsid="009770cc"/>
    </style:style>
    <style:style style:name="T5" style:family="text">
      <style:text-properties officeooo:rsid="0099683e"/>
    </style:style>
    <style:style style:name="T6" style:family="text">
      <style:text-properties officeooo:rsid="009a993c"/>
    </style:style>
    <style:style style:name="T7" style:family="text">
      <style:text-properties officeooo:rsid="009c8810"/>
    </style:style>
    <style:style style:name="T8" style:family="text">
      <style:text-properties officeooo:rsid="009d4628"/>
    </style:style>
    <style:style style:name="T9" style:family="text">
      <style:text-properties officeooo:rsid="009d4f90"/>
    </style:style>
    <style:style style:name="T10" style:family="text">
      <style:text-properties officeooo:rsid="009e15a8"/>
    </style:style>
    <style:style style:name="T11" style:family="text">
      <style:text-properties officeooo:rsid="00a06ed7"/>
    </style:style>
    <style:style style:name="T12" style:family="text">
      <style:text-properties officeooo:rsid="00a120e2"/>
    </style:style>
    <style:style style:name="T13" style:family="text">
      <style:text-properties officeooo:rsid="00a52bae"/>
    </style:style>
    <style:style style:name="T14" style:family="text">
      <style:text-properties officeooo:rsid="00a676a3"/>
    </style:style>
    <style:style style:name="T15" style:family="text">
      <style:text-properties officeooo:rsid="00a77fbf"/>
    </style:style>
    <style:style style:name="T16" style:family="text">
      <style:text-properties officeooo:rsid="00a8fec3"/>
    </style:style>
    <style:style style:name="T17" style:family="text">
      <style:text-properties fo:font-weight="bold" officeooo:rsid="00a8fec3" style:font-weight-asian="bold" style:font-weight-complex="bold"/>
    </style:style>
    <style:style style:name="T18" style:family="text">
      <style:text-properties fo:font-weight="bold" officeooo:rsid="00bffca9" style:font-weight-asian="bold" style:font-weight-complex="bold"/>
    </style:style>
    <style:style style:name="T19" style:family="text">
      <style:text-properties fo:font-weight="bold" officeooo:rsid="00cea4c7" style:font-weight-asian="bold" style:font-weight-complex="bold"/>
    </style:style>
    <style:style style:name="T20" style:family="text">
      <style:text-properties officeooo:rsid="00a9b5c4"/>
    </style:style>
    <style:style style:name="T21" style:family="text">
      <style:text-properties officeooo:rsid="00af0e44"/>
    </style:style>
    <style:style style:name="T22" style:family="text">
      <style:text-properties officeooo:rsid="00b11e99"/>
    </style:style>
    <style:style style:name="T23" style:family="text">
      <style:text-properties officeooo:rsid="00b1458b"/>
    </style:style>
    <style:style style:name="T24" style:family="text">
      <style:text-properties officeooo:rsid="00b338a6"/>
    </style:style>
    <style:style style:name="T25" style:family="text">
      <style:text-properties officeooo:rsid="00b34cb7"/>
    </style:style>
    <style:style style:name="T26" style:family="text">
      <style:text-properties officeooo:rsid="00b4f19f"/>
    </style:style>
    <style:style style:name="T27" style:family="text">
      <style:text-properties officeooo:rsid="00b81d5d"/>
    </style:style>
    <style:style style:name="T28" style:family="text">
      <style:text-properties officeooo:rsid="00b8810e"/>
    </style:style>
    <style:style style:name="T29" style:family="text">
      <style:text-properties officeooo:rsid="00b9a7b9"/>
    </style:style>
    <style:style style:name="T30" style:family="text">
      <style:text-properties officeooo:rsid="00ba8f4e"/>
    </style:style>
    <style:style style:name="T31" style:family="text">
      <style:text-properties officeooo:rsid="00bbe05c"/>
    </style:style>
    <style:style style:name="T32" style:family="text">
      <style:text-properties officeooo:rsid="00bc043b"/>
    </style:style>
    <style:style style:name="T33" style:family="text">
      <style:text-properties officeooo:rsid="00bd659e"/>
    </style:style>
    <style:style style:name="T34" style:family="text">
      <style:text-properties officeooo:rsid="00bffca9"/>
    </style:style>
    <style:style style:name="T35" style:family="text">
      <style:text-properties officeooo:rsid="00c3f32f"/>
    </style:style>
    <style:style style:name="T36" style:family="text">
      <style:text-properties officeooo:rsid="00c48763"/>
    </style:style>
    <style:style style:name="T37" style:family="text">
      <style:text-properties officeooo:rsid="00c65e4d"/>
    </style:style>
    <style:style style:name="T38" style:family="text">
      <style:text-properties fo:font-style="italic" officeooo:rsid="00c65e4d" style:font-style-asian="italic" style:font-style-complex="italic"/>
    </style:style>
    <style:style style:name="T39" style:family="text">
      <style:text-properties fo:font-style="normal" officeooo:rsid="00c65e4d" style:font-style-asian="normal" style:font-style-complex="normal"/>
    </style:style>
    <style:style style:name="T40" style:family="text">
      <style:text-properties fo:font-style="normal" officeooo:rsid="00c69ff3" style:font-style-asian="normal" style:font-style-complex="normal"/>
    </style:style>
    <style:style style:name="T41" style:family="text">
      <style:text-properties fo:font-style="normal" officeooo:rsid="00c8d2ac" style:font-style-asian="normal" style:font-style-complex="normal"/>
    </style:style>
    <style:style style:name="T42" style:family="text">
      <style:text-properties fo:font-style="normal" officeooo:rsid="00c9975d" style:font-style-asian="normal" style:font-style-complex="normal"/>
    </style:style>
    <style:style style:name="T43" style:family="text">
      <style:text-properties fo:font-style="normal" officeooo:rsid="00ca7e72" style:font-style-asian="normal" style:font-style-complex="normal"/>
    </style:style>
    <style:style style:name="T44" style:family="text">
      <style:text-properties fo:font-style="normal" officeooo:rsid="00cb9e4c" style:font-style-asian="normal" style:font-style-complex="normal"/>
    </style:style>
    <style:style style:name="T45" style:family="text">
      <style:text-properties fo:font-style="normal" officeooo:rsid="00cd2c76" style:font-style-asian="normal" style:font-style-complex="normal"/>
    </style:style>
    <style:style style:name="T46" style:family="text">
      <style:text-properties officeooo:rsid="00cea4c7"/>
    </style:style>
    <style:style style:name="T47" style:family="text">
      <style:text-properties officeooo:rsid="00d0c9f1"/>
    </style:style>
    <style:style style:name="T48" style:family="text">
      <style:text-properties officeooo:rsid="00d28ae7"/>
    </style:style>
    <style:style style:name="T49" style:family="text">
      <style:text-properties officeooo:rsid="00d520cf"/>
    </style:style>
    <style:style style:name="T50" style:family="text">
      <style:text-properties officeooo:rsid="00d6af22"/>
    </style:style>
    <style:style style:name="T51" style:family="text">
      <style:text-properties officeooo:rsid="00d6d62e"/>
    </style:style>
    <style:style style:name="T52" style:family="text">
      <style:text-properties officeooo:rsid="00d8d4ed"/>
    </style:style>
    <style:style style:name="T53" style:family="text">
      <style:text-properties officeooo:rsid="00daaab3"/>
    </style:style>
    <style:style style:name="T54" style:family="text">
      <style:text-properties officeooo:rsid="00dbcd1c"/>
    </style:style>
    <style:style style:name="T55" style:family="text">
      <style:text-properties officeooo:rsid="00dcc510"/>
    </style:style>
    <style:style style:name="T56" style:family="text">
      <style:text-properties officeooo:rsid="00dd5eb6"/>
    </style:style>
    <style:style style:name="T57" style:family="text">
      <style:text-properties officeooo:rsid="00de2fd6"/>
    </style:style>
    <style:style style:name="T58" style:family="text">
      <style:text-properties officeooo:rsid="00df8487"/>
    </style:style>
    <style:style style:name="T59" style:family="text">
      <style:text-properties officeooo:rsid="00e14dbc"/>
    </style:style>
    <style:style style:name="T60" style:family="text">
      <style:text-properties officeooo:rsid="00e25c83"/>
    </style:style>
    <style:style style:name="T61" style:family="text">
      <style:text-properties officeooo:rsid="00e4483c"/>
    </style:style>
    <style:style style:name="T62" style:family="text">
      <style:text-properties officeooo:rsid="00e46a91"/>
    </style:style>
    <style:style style:name="T63" style:family="text">
      <style:text-properties officeooo:rsid="00ea6149"/>
    </style:style>
    <style:style style:name="T64" style:family="text">
      <style:text-properties officeooo:rsid="00ea79fc"/>
    </style:style>
    <style:style style:name="T65" style:family="text">
      <style:text-properties officeooo:rsid="00ec4feb"/>
    </style:style>
    <style:style style:name="T66" style:family="text">
      <style:text-properties officeooo:rsid="00ed2856"/>
    </style:style>
    <style:style style:name="T67" style:family="text">
      <style:text-properties officeooo:rsid="00ee2da3"/>
    </style:style>
    <style:style style:name="T68" style:family="text">
      <style:text-properties officeooo:rsid="00ef971e"/>
    </style:style>
    <style:style style:name="T69" style:family="text">
      <style:text-properties officeooo:rsid="00f0500c"/>
    </style:style>
    <style:style style:name="T70" style:family="text">
      <style:text-properties officeooo:rsid="00f2332d"/>
    </style:style>
    <style:style style:name="T71" style:family="text">
      <style:text-properties officeooo:rsid="00f3364e"/>
    </style:style>
    <style:style style:name="T72" style:family="text">
      <style:text-properties officeooo:rsid="00f522cc"/>
    </style:style>
    <style:style style:name="T73" style:family="text">
      <style:text-properties officeooo:rsid="00f6f8af"/>
    </style:style>
    <style:style style:name="T74" style:family="text">
      <style:text-properties officeooo:rsid="00f7725f"/>
    </style:style>
    <style:style style:name="T75" style:family="text">
      <style:text-properties officeooo:rsid="00f807c1"/>
    </style:style>
    <style:style style:name="T76" style:family="text">
      <style:text-properties officeooo:rsid="00f85986"/>
    </style:style>
    <style:style style:name="T77" style:family="text">
      <style:text-properties officeooo:rsid="00f9b412"/>
    </style:style>
    <style:style style:name="T78" style:family="text">
      <style:text-properties officeooo:rsid="00fbae64"/>
    </style:style>
    <style:style style:name="T79" style:family="text">
      <style:text-properties officeooo:rsid="00fda001"/>
    </style:style>
    <style:style style:name="T80" style:family="text">
      <style:text-properties officeooo:rsid="00fe9477"/>
    </style:style>
    <style:style style:name="T81" style:family="text">
      <style:text-properties officeooo:rsid="0101dfbc"/>
    </style:style>
    <style:style style:name="T82" style:family="text">
      <style:text-properties officeooo:rsid="01039c15"/>
    </style:style>
    <style:style style:name="T83" style:family="text">
      <style:text-properties officeooo:rsid="010506bd"/>
    </style:style>
    <style:style style:name="T84" style:family="text">
      <style:text-properties officeooo:rsid="0108c2a9"/>
    </style:style>
    <style:style style:name="T85" style:family="text">
      <style:text-properties officeooo:rsid="0108eece"/>
    </style:style>
    <style:style style:name="T86" style:family="text">
      <style:text-properties officeooo:rsid="010db195"/>
    </style:style>
    <style:style style:name="T87" style:family="text">
      <style:text-properties officeooo:rsid="010de44c"/>
    </style:style>
    <style:style style:name="T88" style:family="text">
      <style:text-properties officeooo:rsid="010e055d"/>
    </style:style>
    <style:style style:name="T89" style:family="text">
      <style:text-properties officeooo:rsid="01104c0a"/>
    </style:style>
    <style:style style:name="T90" style:family="text">
      <style:text-properties officeooo:rsid="01119397"/>
    </style:style>
    <style:style style:name="T91" style:family="text">
      <style:text-properties officeooo:rsid="0115c89b"/>
    </style:style>
    <style:style style:name="T92" style:family="text">
      <style:text-properties officeooo:rsid="0117b9f7"/>
    </style:style>
    <style:style style:name="T93" style:family="text">
      <style:text-properties officeooo:rsid="011905a0"/>
    </style:style>
    <style:style style:name="T94" style:family="text">
      <style:text-properties officeooo:rsid="011aec79"/>
    </style:style>
    <style:style style:name="T95" style:family="text">
      <style:text-properties officeooo:rsid="011d3bac"/>
    </style:style>
    <style:style style:name="T96" style:family="text">
      <style:text-properties officeooo:rsid="011de01d"/>
    </style:style>
    <style:style style:name="T97" style:family="text">
      <style:text-properties officeooo:rsid="011fbb50"/>
    </style:style>
    <style:style style:name="T98" style:family="text">
      <style:text-properties officeooo:rsid="0120f96d"/>
    </style:style>
    <style:style style:name="T99" style:family="text">
      <style:text-properties officeooo:rsid="01212813"/>
    </style:style>
    <style:style style:name="T100" style:family="text">
      <style:text-properties officeooo:rsid="012264cc"/>
    </style:style>
    <style:style style:name="T101" style:family="text">
      <style:text-properties officeooo:rsid="0123e403"/>
    </style:style>
    <style:style style:name="T102" style:family="text">
      <style:text-properties officeooo:rsid="0125aa51"/>
    </style:style>
    <style:style style:name="T103" style:family="text">
      <style:text-properties officeooo:rsid="01269cab"/>
    </style:style>
    <style:style style:name="T104" style:family="text">
      <style:text-properties officeooo:rsid="0128777d"/>
    </style:style>
    <style:style style:name="T105" style:family="text">
      <style:text-properties officeooo:rsid="0129d8b4"/>
    </style:style>
    <style:style style:name="T106" style:family="text">
      <style:text-properties officeooo:rsid="012aacee"/>
    </style:style>
    <style:style style:name="T107" style:family="text">
      <style:text-properties officeooo:rsid="012c2f79"/>
    </style:style>
    <style:style style:name="T108" style:family="text">
      <style:text-properties officeooo:rsid="012e9e6b"/>
    </style:style>
    <style:style style:name="T109" style:family="text">
      <style:text-properties officeooo:rsid="012f54c5"/>
    </style:style>
    <style:style style:name="T110" style:family="text">
      <style:text-properties officeooo:rsid="012fee63"/>
    </style:style>
    <style:style style:name="T111" style:family="text">
      <style:text-properties officeooo:rsid="0130109c"/>
    </style:style>
    <style:style style:name="T112" style:family="text">
      <style:text-properties officeooo:rsid="0130951a"/>
    </style:style>
    <style:style style:name="T113" style:family="text">
      <style:text-properties officeooo:rsid="0131a5ba"/>
    </style:style>
    <style:style style:name="T114" style:family="text">
      <style:text-properties officeooo:rsid="0132db9c"/>
    </style:style>
    <style:style style:name="T115" style:family="text">
      <style:text-properties officeooo:rsid="0133b4ce"/>
    </style:style>
    <style:style style:name="T116" style:family="text">
      <style:text-properties officeooo:rsid="0134e869"/>
    </style:style>
    <style:style style:name="T117" style:family="text">
      <style:text-properties officeooo:rsid="0136e19a"/>
    </style:style>
    <style:style style:name="T118" style:family="text">
      <style:text-properties officeooo:rsid="01375973"/>
    </style:style>
    <style:style style:name="T119" style:family="text">
      <style:text-properties officeooo:rsid="0138bd54"/>
    </style:style>
    <style:style style:name="T120" style:family="text">
      <style:text-properties officeooo:rsid="013aa602"/>
    </style:style>
    <style:style style:name="T121" style:family="text">
      <style:text-properties officeooo:rsid="013b8a9c"/>
    </style:style>
    <style:style style:name="T122" style:family="text">
      <style:text-properties officeooo:rsid="013c46a2"/>
    </style:style>
    <style:style style:name="T123" style:family="text">
      <style:text-properties officeooo:rsid="013ccf01"/>
    </style:style>
    <style:style style:name="T124" style:family="text">
      <style:text-properties officeooo:rsid="013dcc10"/>
    </style:style>
    <style:style style:name="T125" style:family="text">
      <style:text-properties officeooo:rsid="013ec2a7"/>
    </style:style>
    <style:style style:name="T126" style:family="text">
      <style:text-properties officeooo:rsid="0140310f"/>
    </style:style>
    <style:style style:name="T127" style:family="text">
      <style:text-properties officeooo:rsid="0141dbc1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0" text:outline-level="1"><text:span text:style-name="T1">Лекция 3. </text:span><text:span text:style-name="T2">Балансовый метод обобщения информации</text:span></text:h>
      <text:p text:style-name="P4">Завалил тест. Немного безразлично.</text:p>
      <text:p text:style-name="P1"><text:span text:style-name="T2">Что т</text:span><text:span text:style-name="T3">а</text:span><text:span text:style-name="T2">кое баланс? Весы. Равновесие, равенство. фр. Используется для отражения показателей, хар-е источники образования ресурсов и напр их использования. </text:span></text:p>
      <text:p text:style-name="P5">Это 2 системы показателей, между которыми имеется полное соответствие. </text:p>
      <text:p text:style-name="P5">Балансовый метод – способ представления данных в виде двухсторонней таблицы с равными итогами.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6">Актив. Имущество организации</text:p>
          </table:table-cell>
          <table:table-cell table:style-name="Таблица1.B1" office:value-type="string">
            <text:p text:style-name="P66">Пассив. Источники <text:s/>формирования имущества</text:p>
          </table:table-cell>
        </table:table-row>
        <table:table-row>
          <table:table-cell table:style-name="Таблица1.A2" office:value-type="string">
            <text:p text:style-name="P66"/>
          </table:table-cell>
          <table:table-cell table:style-name="Таблица1.B2" office:value-type="string">
            <text:p text:style-name="P66">ла-ла-ла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66">Баланс:</text:p>
          </table:table-cell>
          <table:table-cell table:style-name="Таблица1.B2" office:value-type="string">
            <text:p text:style-name="P66">Баланс:</text:p>
          </table:table-cell>
        </table:table-row>
      </table:table>
      <text:p text:style-name="P6">Баланс по пассиву и активу равны, и это валюта баланса. </text:p>
      <text:p text:style-name="P6">Каждая составная часть актива и пассива баланса называется статьёй баланса. Отражает либо однородный вид имущества, либо экономически однородные источники средств. Статьи объединяются в разделы. 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7">Актив.</text:p>
          </table:table-cell>
          <table:table-cell table:style-name="Таблица2.B1" office:value-type="string">
            <text:p text:style-name="P67">Пассив.</text:p>
          </table:table-cell>
        </table:table-row>
        <table:table-row>
          <table:table-cell table:style-name="Таблица2.A2" office:value-type="string">
            <text:p text:style-name="P67">1) Внеоборотные активы: <text:s text:c="3"/>ххх</text:p>
          </table:table-cell>
          <table:table-cell table:style-name="Таблица2.B2" office:value-type="string">
            <text:p text:style-name="P65"><text:span text:style-name="T4">1) Долгосрочные обязательства: <text:s text:c="3"/></text:span><text:span text:style-name="T5">ууу</text:span></text:p>
          </table:table-cell>
        </table:table-row>
        <table:table-row>
          <table:table-cell table:style-name="Таблица2.A2" office:value-type="string">
            <text:p text:style-name="P67">2) Оборотные активы: <text:s text:c="9"/>ххх</text:p>
          </table:table-cell>
          <table:table-cell table:style-name="Таблица2.B2" office:value-type="string">
            <text:p text:style-name="P68">2) Краткосрочные обязательства: <text:s/>ууу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P68">3) Капитал и <text:s/>резервы: <text:s text:c="22"/>ууу</text:p>
          </table:table-cell>
        </table:table-row>
        <table:table-row>
          <table:table-cell table:style-name="Таблица2.A2" office:value-type="string">
            <text:p text:style-name="P68">Баланс:</text:p>
          </table:table-cell>
          <table:table-cell table:style-name="Таблица2.B2" office:value-type="string">
            <text:p text:style-name="P68">Баланс: </text:p>
          </table:table-cell>
        </table:table-row>
      </table:table>
      <text:p text:style-name="P7">Внеоборотные – патенты, наример. Оборотные – то, что продаётся и ходит. <text:s/>Ещё внеоборотные – аренда помещения. </text:p>
      <text:p text:style-name="P2"><text:span text:style-name="T5">Бухгалтерский баланс отражает состояние средтв организации в денежной оценке на определнную дату. Как элемент метода </text:span><text:span text:style-name="T6">бухгалтерский баланс подытоживает процедуру обработки бухгалтерских данных, обобщая их в информационную модель. </text:span></text:p>
      <text:p text:style-name="P8">Обязательным условием его составления является постоянное равенство общего актива и пассива баланса. Это самое главное условие. Составляется на основе Главной книги, на основе переноса сальдо по счетам бух учёта в соотв-ю статью. </text:p>
      <text:p text:style-name="P3"><text:span text:style-name="T7">Пример: 5 янв у нас зарегалось новое юр лицо. И соответственно, у него появилс я уставный капитал. Пусть 200 000 р. К чему относится он? Он </text:span><text:soft-page-break/><text:span text:style-name="T7">оборотный актив. Он имущество. Есть статья “задолженность учредителей по взносам в уставный капитал”. <text:s/>В пассиве в качестве капитал и резервы по статье “уставный капитал”. </text:span></text:p>
      <text:p text:style-name="P9">15 января оприходованы материалы от поставщика на 15к руб, тогда это оборотные активы на 15к по статье “материалы”, соответственно, познакла задолженность перед поставщиками, и появилась в краткосрочныз обязательствах статья “задолженность поставщикам”. Актив и пассив сошлись. </text:p>
      <text:p text:style-name="P9"/>
      <text:h text:style-name="P172" text:outline-level="2">Виды бухгалтерского баланса.</text:h>
      <text:p text:style-name="P11">Классификация по времени составления.</text:p>
      <text:list xml:id="list18531893571" text:style-name="L1">
        <text:list-item>
          <text:p text:style-name="P76">Вступительный баланс. На момент возникновения компании, организации, юр лица. Определяет сумму средств на начало предприниматеьской деятельности.</text:p>
        </text:list-item>
        <text:list-item>
          <text:p text:style-name="P76">Текущий баланс. Составляется периодически, бывает начальным, промежуточным, заключительным.</text:p>
        </text:list-item>
        <text:list-item>
          <text:p text:style-name="P76">Ликвидационный баланс. <text:s/>При ликвидации организации.</text:p>
        </text:list-item>
      </text:list>
      <text:p text:style-name="P12">Классификация по источникам составления. </text:p>
      <text:list xml:id="list1864913471" text:style-name="L2">
        <text:list-item>
          <text:p text:style-name="P77">Инвентарный. На основании инвентаризации, имущества и обязательств. В конце года обычно. Как и инвентаризация же. </text:p>
        </text:list-item>
        <text:list-item>
          <text:p text:style-name="P77">Книжный баланс. Составляется на основе данных текущего бухгалтерского учёта без проведения инвентаризации.</text:p>
        </text:list-item>
        <text:list-item>
          <text:p text:style-name="P77">Генеральный. <text:s/>Реальное отражение имущества, в основу положены рельные отчёты инвентаризации и тд. ???? посмотреть надо у кого-то.</text:p>
        </text:list-item>
      </text:list>
      <text:p text:style-name="P12">По объёму информации.</text:p>
      <text:list xml:id="list19563500271" text:style-name="L3">
        <text:list-item>
          <text:p text:style-name="P78">Единичный баланс. Характеризует деятельность только одного предприятия. </text:p>
        </text:list-item>
        <text:list-item>
          <text:p text:style-name="P79"><text:span text:style-name="T8">Сводный баланс. Составляется мин</text:span><text:span text:style-name="T9">и</text:span><text:span text:style-name="T8">стерствами и ведомствами, учитывает данные в целом по отрасли </text:span><text:span text:style-name="T9">или по подведомственным предприятиям путём простого суммирования показателей. </text:span></text:p>
        </text:list-item>
        <text:list-item>
          <text:p text:style-name="P80"><text:span text:style-name="T9">Консолидированный. Состовляется материнской организацией, представляет информацию </text:span><text:span text:style-name="T10">п</text:span><text:span text:style-name="T9">о группе как о едином предприятии. </text:span></text:p>
        </text:list-item>
      </text:list>
      <text:p text:style-name="P13">По объекту отражения.</text:p>
      <text:list xml:id="list12997039571" text:style-name="L4">
        <text:list-item>
          <text:p text:style-name="P81">Самостоятельный баланс. Его имеют хоз субъекты, наделённые правами юридического лица.</text:p>
        </text:list-item>
        <text:list-item>
          <text:p text:style-name="P81">Отдельный баланс. Составляют филиалы, отделения, прдлесатвительства, организации, не имеющие статус юридического лица. </text:p>
        </text:list-item>
      </text:list>
      <text:p text:style-name="P14">По способу очистки. </text:p>
      <text:list xml:id="list21453508671" text:style-name="L5">
        <text:list-item>
          <text:p text:style-name="P82"><text:span text:style-name="T11">Баланс-брутто. Включает регулирующие статьи, суммы по которым при определении остаточной стоимости средств вычитаются из </text:span><text:soft-page-break/><text:span text:style-name="T11">суммы ругой статьи. Включает в себя регулирующие статьи, суммы по которым при определнеии остаточной стоимости средств вычитаются из суммы других средств. <text:s/>Пример — оборотно-сальдовая ведомость.</text:span></text:p>
        </text:list-item>
        <text:list-item>
          <text:p text:style-name="P83">Баланс-нетто. Исключает регулирующие статьи. Пример — бухгалтерский баланс.</text:p>
        </text:list-item>
      </text:list>
      <text:p text:style-name="P14"/>
      <text:h text:style-name="P173" text:outline-level="2">Типы изменений в балансе.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9">Актив</text:p>
          </table:table-cell>
          <table:table-cell table:style-name="Таблица3.B1" office:value-type="string">
            <text:p text:style-name="P69">Пассив </text:p>
          </table:table-cell>
        </table:table-row>
        <table:table-row>
          <table:table-cell table:style-name="Таблица3.A2" office:value-type="string">
            <text:p text:style-name="P70">Материалы. <text:s text:c="8"/>| <text:s/>50</text:p>
          </table:table-cell>
          <table:table-cell table:style-name="Таблица3.B2" office:value-type="string">
            <text:p text:style-name="P70">Уставный капитал. <text:s/>10</text:p>
          </table:table-cell>
        </table:table-row>
        <table:table-row>
          <table:table-cell table:style-name="Таблица3.A2" office:value-type="string">
            <text:p text:style-name="P70">Касса. <text:s text:c="19"/>| 10</text:p>
          </table:table-cell>
          <table:table-cell table:style-name="Таблица3.B2" office:value-type="string">
            <text:p text:style-name="P70">Нераспределённая прибыль. <text:s/>20</text:p>
          </table:table-cell>
        </table:table-row>
        <table:table-row>
          <table:table-cell table:style-name="Таблица3.A2" office:value-type="string">
            <text:p text:style-name="P70">Расчётный счёт. | 40</text:p>
          </table:table-cell>
          <table:table-cell table:style-name="Таблица3.B2" office:value-type="string">
            <text:p text:style-name="P70">Задолженность перед поставщиками 5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P70">Задолженность пред персоналом 2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P70">Баланс. <text:s text:c="16"/>| 100</text:p>
          </table:table-cell>
          <table:table-cell table:style-name="Таблица3.B2" office:value-type="string">
            <text:p text:style-name="P70">Баланс. <text:s text:c="2"/>100</text:p>
          </table:table-cell>
        </table:table-row>
      </table:table>
      <text:p text:style-name="P10"><text:span text:style-name="T12">Первый тип: Вызывают изменения только в активе баланса. То есть Актив увелчивается и актив уменьшается на одну и ту же сумму. Пример: получили 10р в кассу с расчётного счёта. <text:s/>Там в «Касса» добавилось 10. А </text:span><text:span text:style-name="T12">на расчётном счету уменьшилось. Вот это первый тип. </text:span></text:p>
      <text:p text:style-name="P15"/>
      <text:p text:style-name="P16">Второй тип: вызывает изменения тольк ов пассиве баланса.Пример: направлена прибыль на выплату премий персоналу. Вот так кот. </text:p>
      <text:p text:style-name="P16"/>
      <text:p text:style-name="P16">Третий тип. Увеличивают, и актив, и пассив на одинаковую сумму. Например, получили материалы на 15р, тогда задолженость увеличилась тоже. </text:p>
      <text:p text:style-name="P16"/>
      <text:p text:style-name="P16">Четвёртый тип. Уменьшают, и актив, и пассив на одинаковую сумму. Например, выдали зарплату из кассы на 10р. </text:p>
      <text:p text:style-name="P16"><text:s/></text:p>
      <text:p text:style-name="P16"/>
      <text:p text:style-name="P15"/>
      <text:h text:style-name="P73" text:outline-level="1">Лекция 4. Счета бухгалтерского учёта. Двойная запись</text:h>
      <text:p text:style-name="P24">1)Счета бухучёта, их строение</text:p>
      <text:p text:style-name="P24">2) двойная запись, ей сущность и сроение</text:p>
      <text:p text:style-name="P24">3) счета синтетического и аналитического учёта</text:p>
      <text:p text:style-name="P24"><text:soft-page-break/>4) обобщение данных бухгалтерского учёта</text:p>
      <text:p text:style-name="P24">5) классификация счетов бухучёта</text:p>
      <text:p text:style-name="P24">6) план счетов</text:p>
      <text:p text:style-name="P24"/>
      <text:p text:style-name="P25">Бухгалтерский баланс отражает отражает состояние имущества организации, её обязательства за отчётный период, </text:p>
      <text:p text:style-name="P26">Идёт постояное число хозяйственных операций, которое требует отражение, для чего и нужен бухучёт. Для этого осуществления нужны счета.</text:p>
      <text:p text:style-name="P26">Бухгалтерский счёт — основная единица хранения информации, которая после обобщения всей бухгалтерской информации необходима для принятия управленческих решений. </text:p>
      <text:p text:style-name="P17"><text:span text:style-name="T13">Счёт — способ группировки текущего конроля и отражения хоз операций, имущества и истоцников его образования. </text:span><text:span text:style-name="T14">Счёт со своим наименованием <text:s/>и числовым обозначением.</text:span></text:p>
      <text:p text:style-name="P18"><text:span text:style-name="T14">Номер и наименование счёта опеделяются планом счетов и приказом об учётной политике предприятия. Каждый счёт представляет собой двухстороннюю таблицу. Левая сторона дебет (лат должен), правая кредит (лат ???способен???)</text:span><text:span text:style-name="T15">.</text:span></text:p>
      <text:p text:style-name="P27">Схема 1. Для обучения</text:p>
      <text:p text:style-name="P27">Сверху обозначение, какой счёт....</text:p>
      <text:p text:style-name="P71">Дебет<text:tab/><text:tab/><text:tab/><text:tab/>Счёт 50 «касса»<text:tab/><text:tab/><text:tab/><text:tab/><text:tab/>Кредит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Есть более сложная, практическая, даже две</text:p>
      <text:p text:style-name="P27"/>
      <text:p text:style-name="P27">В зависимости от содержания, бух счета бывают активные, пассивные и активно-пассивные. </text:p>
      <text:p text:style-name="P27">Активные счета — по сути: </text:p>
      <text:list xml:id="list15860547881" text:style-name="L6">
        <text:list-item>
          <text:p text:style-name="P84">по экономическому содержанияпредназначены для учёта имущества по количеству, составу и размещению. </text:p>
        </text:list-item>
        <text:list-item>
          <text:p text:style-name="P84">По балансу: счета (статьи) расположены в активной части баланса.</text:p>
        </text:list-item>
        <text:list-item>
          <text:p text:style-name="P84">По Сальдо (по остатку). Счета имеют дебеторный остаток. </text:p>
        </text:list-item>
      </text:list>
      <text:p text:style-name="P27"/>
      <text:p text:style-name="P27">Схема активного счёта. </text:p>
      <text:p text:style-name="P27"/>
      <text:p text:style-name="P27"/>
      <text:p text:style-name="P71"><text:soft-page-break/>Дебет<text:tab/><text:tab/><text:tab/><text:tab/>Счёт ХХ «NNNN»<text:tab/><text:tab/><text:tab/><text:tab/><text:tab/>Кредит</text:p>
      <text:p text:style-name="P27">Сальдо на начало месяца <text:s text:c="16"/>|</text:p>
      <text:p text:style-name="P27">Сумма операций, вызывающ. <text:s text:c="10"/>| сумма -\\- уменьшен имущ на эт счёте</text:p>
      <text:p text:style-name="P27">увелич имущ, учитыв на этом счёте|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27">Сальдо на конец месяца <text:s text:c="17"/>|</text:p>
      <text:p text:style-name="P27"/>
      <text:p text:style-name="P27">Пассивные счета по: </text:p>
      <text:list xml:id="list2044520861" text:style-name="L7">
        <text:list-item>
          <text:p text:style-name="P85">экономическому содержанию. То есть счета отражают учёт имущества по источникам его образования.</text:p>
        </text:list-item>
        <text:list-item>
          <text:p text:style-name="P85">По балансу. Счета (статьи) расположены в пассивной части баланса. </text:p>
        </text:list-item>
        <text:list-item>
          <text:p text:style-name="P85">Сальдо (остаток). Счета имеют кредитовый остаток. </text:p>
        </text:list-item>
      </text:list>
      <text:p text:style-name="P27"/>
      <text:p text:style-name="P27">Схема пассивного счёта. </text:p>
      <text:p text:style-name="P27"/>
      <text:p text:style-name="P71">Дебет<text:tab/><text:tab/><text:tab/><text:tab/>Счёт ХХ «NNNN»<text:tab/><text:tab/><text:tab/><text:tab/><text:tab/>Кредит</text:p>
      <text:p text:style-name="P27"><text:s text:c="59"/>| Сальдо на начало месяца</text:p>
      <text:p text:style-name="P19"><text:span text:style-name="T16">Сумма операций, вызывающ. <text:s text:c="10"/>| сумма -\\- </text:span><text:span text:style-name="T17">увеличен</text:span><text:span text:style-name="T16"> имущ на эт счёте</text:span></text:p>
      <text:p text:style-name="P19"><text:span text:style-name="T17">уменьш</text:span><text:span text:style-name="T16"> имущ, учитыв на этом счёте|</text:span>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19"><text:span text:style-name="T16"><text:s text:c="59"/>| </text:span><text:span text:style-name="T20">сальдо на конец месяца</text:span></text:p>
      <text:p text:style-name="P29"/>
      <text:p text:style-name="P30">Активно-пассивные счета. Сальдо на начало месяца у них может быть как дебетовым, так и кредитовым. (или), либо <text:s/>одновременно их оба. </text:p>
      <text:p text:style-name="P30">Если по нему выведено одно сальдо, то оно является результативным, и показывает конечный итог от противоположных опреаций.</text:p>
      <text:p text:style-name="P31"/>
      <text:p text:style-name="P72">Дебет<text:tab/><text:tab/><text:tab/><text:tab/>Счёт ХХ «NNNN»<text:tab/><text:tab/><text:tab/><text:tab/><text:tab/>Кредит</text:p>
      <text:p text:style-name="P20"><text:span text:style-name="T16">Сальдо </text:span><text:span text:style-name="T21">sum дебеторск задолж на нач мес.</text:span><text:span text:style-name="T16"> <text:s/>| <text:s/></text:span><text:span text:style-name="T21">=\\= кредиторской =\\=</text:span></text:p>
      <text:p text:style-name="P20"><text:span text:style-name="T16">Сумма операций, вызывающ. <text:s text:c="11"/>| </text:span><text:span text:style-name="T21">наоборот</text:span></text:p>
      <text:p text:style-name="P20"><text:span text:style-name="T16">увелич </text:span><text:span text:style-name="T21">дебеторск задолж и увелич <text:s text:c="4"/>| </text:span></text:p>
      <text:p text:style-name="P20"><text:span text:style-name="T21">кредиторской задолженности </text:span><text:span text:style-name="T16">на этом счёте|</text:span></text:p>
      <text:p text:style-name="P28"><text:s text:c="59"/>|</text:p>
      <text:p text:style-name="P28"><text:soft-page-break/>Оборот по дебету за месяц <text:s text:c="13"/>| Оботор по кредиту за месяц</text:p>
      <text:p text:style-name="P28"/>
      <text:p text:style-name="P20"><text:span text:style-name="T16">Сальдо —</text:span><text:span text:style-name="T21"> если Дт-овое, то сумма <text:s text:c="3"/>| <text:s text:c="2"/>Аналогично, если кредиторое.</text:span></text:p>
      <text:p text:style-name="P32">Дт задолженности на конец месяца,| </text:p>
      <text:p text:style-name="P28"/>
      <text:p text:style-name="P32">Дебет — Дт, кредит – Кт. </text:p>
      <text:p text:style-name="P32"/>
      <text:p text:style-name="P33">Активные: 50, касса, 10 материалы и тд. Как считается сальдо? </text:p>
      <text:p text:style-name="P21"><text:span text:style-name="T23">Сальдо</text:span><text:span text:style-name="T22"> Конец = Сальдо начало + сумма по </text:span><text:span text:style-name="T23">дебету </text:span><text:span text:style-name="T22">- сумма по кредиту.</text:span></text:p>
      <text:p text:style-name="P34">Сумма по кредиту = оборот по кредиту. Вот.</text:p>
      <text:p text:style-name="P35">Есть 2 ситуации. Когда В конце &gt; 0 или = 0 салдо.</text:p>
      <text:p text:style-name="P35"/>
      <text:p text:style-name="P35">Пассивные: 84 нераспр прибыль, ?? уставный капитал и тд. </text:p>
      <text:p text:style-name="P35"/>
      <text:p text:style-name="P35">Как считается сальдо? Ск = Сн — Од + Ок. </text:p>
      <text:p text:style-name="P35"/>
      <text:p text:style-name="P35">Активно-пассивные. 60 рассчёты с поставщиками и договоры с поставщиками, 62 — договоры с покупателями. </text:p>
      <text:p text:style-name="P35">Как там? Остаток может быть дебетовым или кредитовым с односторонним сальдо, а может быть и одновременнд дт и кт с двустороним сальдо. </text:p>
      <text:p text:style-name="P35"/>
      <text:h text:style-name="P174" text:outline-level="2">Двойная запись хозяйственных операций по счетам.</text:h>
      <text:p text:style-name="P36">По своей экономической природе любая хозяйственая опреаиция обладаетдвойственностью и взаимностью. Для этого используется способ двойной записи. </text:p>
      <text:p text:style-name="P36">Двойная запись это запись, в результате которой каждая хозяйственая операция отражается на счетах бухучёта дважды. В дебет одного счёта и одновременно в кредит другого, взаимосвяз счёта на одинаковую сумму.</text:p>
      <text:p text:style-name="P36">Корреспонденция счетов и бухгалтеская проводка отсюда.</text:p>
      <text:p text:style-name="P22"><text:span text:style-name="T24">Корреспонденция счетов - взаимосвязь между счетами, возник при методе двойной записи. </text:span><text:span text:style-name="T25">Напр, 50 касса и 51 — расчётн счета. Или 10 материалы и 60 расчёты с поставщиками и оподрядчиками.</text:span></text:p>
      <text:p text:style-name="P23"><text:span text:style-name="T25">Бухгалтерская проводка. Оформление к</text:span><text:span text:style-name="T24">орреспонденци</text:span><text:span text:style-name="T25">и</text:span><text:span text:style-name="T24"> счетов, </text:span><text:span text:style-name="T25">когда запись </text:span><text:span text:style-name="T26">одновременно</text:span><text:span text:style-name="T25"> делается по дебету и кредиту счетов на суму </text:span><text:span text:style-name="T26">хозяйственной опреации, </text:span><text:span text:style-name="T25">подлежаще</text:span><text:span text:style-name="T26">й</text:span><text:span text:style-name="T25"> регистрации.</text:span></text:p>
      <text:p text:style-name="P37"/>
      <text:p text:style-name="P37">Порядок составления бухгалтерской проводки. </text:p>
      <text:p text:style-name="P38">Необходимо поределить: </text:p>
      <text:list xml:id="list3241403661" text:style-name="L8">
        <text:list-item>
          <text:p text:style-name="P86"><text:soft-page-break/>экономический смысл хозяйственной опрерации. </text:p>
        </text:list-item>
        <text:list-item>
          <text:p text:style-name="P86">Какие объекты учёта участвуют в хозяйственной опреации. Имущество или источники. И что происходит с ними. Увеличение или уменьшение. </text:p>
        </text:list-item>
        <text:list-item>
          <text:p text:style-name="P86">Какие счета участвуют в отражении суммы по данной операции. Номер и наименование. </text:p>
        </text:list-item>
        <text:list-item>
          <text:p text:style-name="P86">Какие это счета: активные или пассивные. </text:p>
        </text:list-item>
        <text:list-item>
          <text:p text:style-name="P86">На какой стороне по дебету или по Кт каждого из корреспондирующих счетов запишем сумму хозяйственной операции, то есть какая будет бухгалтерская запись. </text:p>
        </text:list-item>
      </text:list>
      <text:p text:style-name="P38"/>
      <text:p text:style-name="P39">Виды бухгалтерских проводок. </text:p>
      <text:list xml:id="list1485726841" text:style-name="L9">
        <text:list-item>
          <text:p text:style-name="P87">Бывают простые. Получено по чеку с расчётного с расчётного счёта в кассу. Просто ведь. Экономический смысл: перечисление денег куда-то откуда-то. <text:s/>Кто участвует? Денежные средства, увеличение и уменьшение. Счета 50 касса и 51 расчётный счёт. Активные счета. Определим, на какой стороне запишем. </text:p>
        </text:list-item>
        <text:list-item>
          <text:p text:style-name="P88">Сложные. Когда на несколько счетов, не два.</text:p>
        </text:list-item>
      </text:list>
      <text:p text:style-name="P36"/>
      <text:p text:style-name="P41">В бухгалтерском учёте для получения информации используется 3 вида счетов по степени детализации: </text:p>
      <text:list xml:id="list12647150301" text:style-name="L10">
        <text:list-item>
          <text:p text:style-name="P89"><text:span text:style-name="T27">Аналитические. </text:span><text:span text:style-name="T28">Детализируют сожержание синтетически</text:span><text:span text:style-name="T29">х</text:span><text:span text:style-name="T28"> счетов, отражая данные по отделным видам имущества, обязательств и операций, выраженные в натуральных, денежных и трудовых измерителях. (41 товары следует знать не только общее количество товаров, но и их наличие и местонахождение), если говорим о 60 счёте, то нужно знать не только общую задолженность, но и конкретно по каждому, окму должны. </text:span></text:p>
        </text:list-item>
        <text:list-item>
          <text:p text:style-name="P89"><text:span text:style-name="T27">Синтетические. Содержат обобщённые показатели об имуществе, обя</text:span><text:span text:style-name="T31">з</text:span><text:span text:style-name="T27">ательствах и операциях орагнизации по экономически однородным группам, выраженныя в денежном измерителе. <text:s/>(01 основные средства, 10 материалы, 50 касса, 51 расч счета, 43 готовая продукция, 43 товары, 80 уставный капитал и тд, 79 и тд)</text:span></text:p>
        </text:list-item>
        <text:list-item>
          <text:p text:style-name="P89"><text:span text:style-name="T27">Субсчета.</text:span><text:span text:style-name="T30">(синтетические счета 2 порядка). Являясь промеждуточныи счетами между синтетическими и аналитическими, субсчета предназначены для дополнитльной группировси аналитических счетов в пределах данного синтетического счёта. Учёт в них ведётся в натуральных и денежных измерителях, несколько аналитических счетов составляют один субсчёт, а неколько субсчетов один синтетический счёт. <text:s/></text:span><text:span text:style-name="T31">(например, 10 счёт материалы. </text:span><text:span text:style-name="T32">Тогда субсчёт 10/1 — сырьё и материалы, 10/3 — топливо, 10/4 — тара и тарные материалы.</text:span><text:span text:style-name="T33">)</text:span></text:p>
        </text:list-item>
      </text:list>
      <text:p text:style-name="P42">Если рассмотреть взаимосвязь синтетического счёта 10 с его субсчетами и аналитическими счетами:</text:p>
      <text:p text:style-name="P42"/>
      <text:list xml:id="list1319297099" text:style-name="L11">
        <text:list-item>
          <text:p text:style-name="P90"><text:soft-page-break/>Счёт 10 «материалы»</text:p>
          <text:list>
            <text:list-item>
              <text:p text:style-name="P90">10/1 «сырьё и материалы»</text:p>
              <text:list>
                <text:list-item>
                  <text:p text:style-name="P90">Сталь</text:p>
                </text:list-item>
                <text:list-item>
                  <text:p text:style-name="P90">Чугун</text:p>
                </text:list-item>
                <text:list-item>
                  <text:p text:style-name="P90">Уран</text:p>
                </text:list-item>
                <text:list-item>
                  <text:p text:style-name="P90">т. д. </text:p>
                </text:list-item>
              </text:list>
            </text:list-item>
            <text:list-item>
              <text:p text:style-name="P90">10/3 «топливо»</text:p>
              <text:list>
                <text:list-item>
                  <text:p text:style-name="P91">Бензин</text:p>
                </text:list-item>
                <text:list-item>
                  <text:p text:style-name="P91">Газ</text:p>
                </text:list-item>
              </text:list>
            </text:list-item>
            <text:list-item>
              <text:p text:style-name="P91">10/4 «тара и тарные материалы» (10 счёт, 4-й субсчёт)</text:p>
              <text:list>
                <text:list-item>
                  <text:p text:style-name="P91">Тара деревянная</text:p>
                </text:list-item>
                <text:list-item>
                  <text:p text:style-name="P91">Тара пластиковая</text:p>
                </text:list-item>
                <text:list-item>
                  <text:p text:style-name="P91">Тара стеклянная</text:p>
                </text:list-item>
              </text:list>
            </text:list-item>
          </text:list>
        </text:list-item>
      </text:list>
      <text:p text:style-name="P43">1 уровень — синтетический счёт, 2 уровень — субсчета, 3 уровень — аналитические счета.</text:p>
      <text:h text:style-name="P74" text:outline-level="1">Лекция 5.</text:h>
      <text:p text:style-name="P44"/>
      <text:h text:style-name="P175" text:outline-level="2">Обобщение данных бухгалтерского учёта.</text:h>
      <text:p text:style-name="P46">Для оперативного руководства результатами деятельности организации, проверки правильности записи ходяйственных операций по счетам и обобщённых данных за месяц составляют оборотные ведомости. <text:s/>Они применяются при использовании..... </text:p>
      <text:p text:style-name="P40"><text:span text:style-name="T18">Оборотная ведомость</text:span><text:span text:style-name="T34"> по счетам синтетического учёта представляет собой итоги оборотов и сальдо по всем синтетическим счетам. Она предназначена для проверки правильности учётных записей, общего ознкомления с состоянием финансовой деятельности организации и составления нового баланса. </text:span></text:p>
      <text:p text:style-name="P46">Имеет следующий вид:</text:p>
      <text:p text:style-name="P41"/>
      <text:p text:style-name="P41"/>
      <text:p text:style-name="P41"><draw:frame draw:style-name="fr1" draw:name="Объект1" text:anchor-type="paragraph" svg:width="16.559cm" svg:height="11.92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7">Запишем, как выглядит шахматная оборотная ведомость.</text:p>
      <text:p text:style-name="P47">Позволяет установить правильность корреспонденции счетов.</text:p>
      <text:p text:style-name="P45"/>
      <text:p text:style-name="P45"><draw:frame draw:style-name="fr2" draw:name="Объект2" text:anchor-type="paragraph" svg:width="15.813cm" svg:height="4.685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176" text:outline-level="2">Классификация счетов БухУчёта</text:h>
      <text:list xml:id="list2115618671" text:style-name="L12">
        <text:list-item>
          <text:p text:style-name="P93">Классификация</text:p>
          <text:list>
            <text:list-item>
              <text:p text:style-name="P93">По отношению к бухгалтерскому балансу. </text:p>
              <text:list>
                <text:list-item>
                  <text:p text:style-name="P93">Забалансовые. </text:p>
                </text:list-item>
                <text:list-item>
                  <text:p text:style-name="P93">Балансовые. </text:p>
                  <text:list>
                    <text:list-item>
                      <text:p text:style-name="P93">Активные. Счета хоз средств</text:p>
                    </text:list-item>
                    <text:list-item>
                      <text:p text:style-name="P93"><text:soft-page-break/>пассивные. Источники хоз средств</text:p>
                    </text:list-item>
                    <text:list-item>
                      <text:p text:style-name="P93">активно-пассивные. Хоз процессы.</text:p>
                    </text:list-item>
                  </text:list>
                </text:list-item>
              </text:list>
            </text:list-item>
            <text:list-item>
              <text:p text:style-name="P93">По степени детализации получаемых показателей.</text:p>
              <text:list>
                <text:list-item>
                  <text:p text:style-name="P93">Аналитические </text:p>
                </text:list-item>
                <text:list-item>
                  <text:p text:style-name="P93">Синтетические</text:p>
                </text:list-item>
              </text:list>
            </text:list-item>
            <text:list-item>
              <text:p text:style-name="P93">По экономическому содержанию</text:p>
              <text:list>
                <text:list-item>
                  <text:p text:style-name="P93">Хозяйтвенные средства (Активные)</text:p>
                </text:list-item>
                <text:list-item>
                  <text:p text:style-name="P93">Источники хозяйственных <text:s/>средств (пассивные)</text:p>
                </text:list-item>
                <text:list-item>
                  <text:p text:style-name="P93">Хозяйственные процессы. (активно-пассивные)</text:p>
                </text:list-item>
              </text:list>
            </text:list-item>
            <text:list-item>
              <text:p text:style-name="P93">В зависимости от назначения и структуры. </text:p>
              <text:list>
                <text:list-item>
                  <text:p text:style-name="P93">Основные </text:p>
                  <text:list>
                    <text:list-item>
                      <text:p text:style-name="P93">Инвернтарные</text:p>
                    </text:list-item>
                    <text:list-item>
                      <text:p text:style-name="P93">фондовые </text:p>
                    </text:list-item>
                    <text:list-item>
                      <text:p text:style-name="P93">Счета расчётов</text:p>
                    </text:list-item>
                  </text:list>
                </text:list-item>
                <text:list-item>
                  <text:p text:style-name="P93">Регулирующие</text:p>
                  <text:list>
                    <text:list-item>
                      <text:p text:style-name="P93">Доолнительные</text:p>
                    </text:list-item>
                    <text:list-item>
                      <text:p text:style-name="P93">Контрарные</text:p>
                    </text:list-item>
                    <text:list-item>
                      <text:p text:style-name="P93">Контрарно-дополнительные</text:p>
                    </text:list-item>
                  </text:list>
                </text:list-item>
                <text:list-item>
                  <text:p text:style-name="P93">Операционные</text:p>
                  <text:list>
                    <text:list-item>
                      <text:p text:style-name="P93">Собирательно-распределительные</text:p>
                    </text:list-item>
                    <text:list-item>
                      <text:p text:style-name="P93">Бюджетно-распределительные</text:p>
                    </text:list-item>
                    <text:list-item>
                      <text:p text:style-name="P93">Калькуляционные</text:p>
                    </text:list-item>
                  </text:list>
                </text:list-item>
                <text:list-item>
                  <text:p text:style-name="P93">Финансово-результатные</text:p>
                  <text:list>
                    <text:list-item>
                      <text:p text:style-name="P93">Сопоставляющие</text:p>
                    </text:list-item>
                    <text:list-item>
                      <text:p text:style-name="P92"><text:span text:style-name="T35">Прибил</text:span><text:span text:style-name="T36">и</text:span><text:span text:style-name="T35"> и убытки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h text:style-name="P75" text:outline-level="1">Понятие формы бухучёта, Счётные записи и учётные регистры.</text:h>
      <text:p text:style-name="P51">Данные первичных докумнтов (тех, которые поступают), систематизируются в регистрах бухгалтерского учёта.</text:p>
      <text:p text:style-name="P48"><text:span text:style-name="T37">После того, как поступил и его проверлли, происходит его </text:span><text:span text:style-name="T38">контировка, </text:span><text:span text:style-name="T39">то есть запись на документе бухгалтерской проводки. После контировки бухгалтер производит разноску операций по счетам, т. е. Записывает проводку в соотв учётных регитсрах. </text:span></text:p>
      <text:p text:style-name="P48"><text:span text:style-name="T39">Учётные регистры — это носители данных определеной формы, приспособленные для регистрации и группировки в них сведений о хозяйственных операциях методом двойной записи. </text:span><text:span text:style-name="T40">И уже результаты </text:span><text:soft-page-break/><text:span text:style-name="T40">фактов хозяйственной жизни за определённый интервал в сгруппированном виде переносятся в бухгалтерскую отчётность. </text:span></text:p>
      <text:p text:style-name="P52"/>
      <text:p text:style-name="P53">Первичн документы → учётные регистры → отчётность бухгалтерская. </text:p>
      <text:p text:style-name="P53"/>
      <text:h text:style-name="P177" text:outline-level="2">Классификация уётных регистров.</text:h>
      <text:list xml:id="list2014895354" text:style-name="L13">
        <text:list-item>
          <text:p text:style-name="P97">Материальная основа</text:p>
          <text:list>
            <text:list-item>
              <text:p text:style-name="P97">Бумажные регистры</text:p>
              <text:list>
                <text:list-item>
                  <text:p text:style-name="P97">Книга. Это пронумерованный и прошнурованный регистр, скреплённый печатью предприятия, подписью руководителя и главного бухгалтера. </text:p>
                </text:list-item>
                <text:list-item>
                  <text:p text:style-name="P97">Карточки. Предназначенные для длительного использования бланки с отпечатанной информацией, таблицей мб. </text:p>
                </text:list-item>
                <text:list-item>
                  <text:p text:style-name="P97">Листы. Точнно так же, как и карточки,только информации больше значительно. </text:p>
                </text:list-item>
              </text:list>
            </text:list-item>
            <text:list-item>
              <text:p text:style-name="P97">Безбумажные регистры. </text:p>
              <text:list>
                <text:list-item>
                  <text:p text:style-name="P97">Электронные носители. </text:p>
                </text:list-item>
              </text:list>
            </text:list-item>
          </text:list>
        </text:list-item>
        <text:list-item>
          <text:p text:style-name="P97">Назначение. </text:p>
          <text:list>
            <text:list-item>
              <text:p text:style-name="P94"><text:span text:style-name="T41">Контокоррентные. </text:span><text:span text:style-name="T42">Это регистры, предназн для аналитического учёта, состояния состояния предприятия с дебеторами и кредиторами. </text:span></text:p>
            </text:list-item>
            <text:list-item>
              <text:p text:style-name="P98">Материальные. <text:s/>Рпим для учёта активов предприятия, выраженных в количественном измерении. </text:p>
            </text:list-item>
            <text:list-item>
              <text:p text:style-name="P95"><text:span text:style-name="T42">Многографные. </text:span><text:span text:style-name="T43">Содержат несколько колонок, предназначена для отражения результата совершённых хозяйственых операций. В основном, для издержек.</text:span></text:p>
            </text:list-item>
          </text:list>
        </text:list-item>
        <text:list-item>
          <text:p text:style-name="P99">По способу группировки. </text:p>
          <text:list>
            <text:list-item>
              <text:p text:style-name="P96"><text:span text:style-name="T44">Хронологические.</text:span><text:span text:style-name="T45"> Фиксируют результат хозяйственой деятельности по мере его возникновения.</text:span></text:p>
            </text:list-item>
            <text:list-item>
              <text:p text:style-name="P96"><text:span text:style-name="T44">Систематические. <text:s/></text:span><text:span text:style-name="T45">Хозяйственные операции группируются по объектам учёта. Кассовая книга, например. </text:span></text:p>
            </text:list-item>
            <text:list-item>
              <text:p text:style-name="P96"><text:span text:style-name="T44">Комбинированные. </text:span><text:span text:style-name="T45">Как хронологические, так и систематические записи. </text:span></text:p>
            </text:list-item>
            <text:list-item>
              <text:p text:style-name="P96"><text:span text:style-name="T44">Синхронистические. </text:span><text:span text:style-name="T45">Таблицы, для отображения систематической или хронологической записей, имеющие многоколончатую форму. </text:span></text:p>
            </text:list-item>
          </text:list>
        </text:list-item>
        <text:list-item>
          <text:p text:style-name="P100">По объёму информации.</text:p>
          <text:list>
            <text:list-item>
              <text:p text:style-name="P100">Синтетические. </text:p>
            </text:list-item>
            <text:list-item>
              <text:p text:style-name="P100">Аналитические. </text:p>
            </text:list-item>
          </text:list>
        </text:list-item>
      </text:list>
      <text:p text:style-name="P51"/>
      <text:p text:style-name="P49"><text:soft-page-break/><text:span text:style-name="T46">Данные учётных регистров согласно фед закону о бух учёте относятся к </text:span><text:span text:style-name="T19">комменческой тайне </text:span><text:span text:style-name="T46">предпирятия. ,</text:span></text:p>
      <text:p text:style-name="P54">Для придания документу юридической силы, первичные документы должны иметь реквизиты:</text:p>
      <text:list xml:id="list1942251112" text:style-name="L14">
        <text:list-item>
          <text:p text:style-name="P101">Наименование. (может быть какая-то форма, тогда код формы).</text:p>
        </text:list-item>
        <text:list-item>
          <text:p text:style-name="P101">Дата составления. </text:p>
        </text:list-item>
        <text:list-item>
          <text:p text:style-name="P101">Номер документа. </text:p>
        </text:list-item>
        <text:list-item>
          <text:p text:style-name="P101">Название и адрес организации. </text:p>
        </text:list-item>
        <text:list-item>
          <text:p text:style-name="P101">Название хозйяственной операции. </text:p>
        </text:list-item>
        <text:list-item>
          <text:p text:style-name="P101">Измерители хозйяственной операции в количественном или стоимостностном отношении.</text:p>
        </text:list-item>
        <text:list-item>
          <text:p text:style-name="P101">Наименование и должности лиц, ответственных за операцию и правильность оформлени.</text:p>
        </text:list-item>
        <text:list-item>
          <text:p text:style-name="P101">Личные подписи и их расшифоровки. </text:p>
        </text:list-item>
        <text:list-item>
          <text:p text:style-name="P101">Другие рекцизиты, определяемые параметрами данной конкретной хозяцственной операции. </text:p>
        </text:list-item>
      </text:list>
      <text:p text:style-name="P54"/>
      <text:h text:style-name="P178" text:outline-level="2">Схема движения документов в организации.</text:h>
      <text:p text:style-name="P50"><text:span text:style-name="T47">Поступление документа. → Соритровка документов. → Проверка правильности оформления → <text:s/>Регистрация документа, чтобы не потерялся → Передача на рассмотрение руководителю → Резолюция на документ → в зависимости от резолюции передаётся на исполнение → после исполнения отдаём его на </text:span><text:span text:style-name="T48">текущее </text:span><text:span text:style-name="T47">хранение </text:span><text:span text:style-name="T48">→ В зависимости от статуса передаётся либо в государственный архив, либо в архив самой организации. </text:span></text:p>
      <text:p text:style-name="P55"/>
      <text:h text:style-name="P179" text:outline-level="2">Требования к архивированию документов.</text:h>
      <text:list xml:id="list1082086122" text:style-name="L15">
        <text:list-item>
          <text:p text:style-name="P102">Документы постоянного и временного сроков хранения группируются в разные папки.</text:p>
        </text:list-item>
        <text:list-item>
          <text:p text:style-name="P102">Подлинники должны быть отделены от копий. Годовые отчёты от квартальных и ежемесячных</text:p>
        </text:list-item>
        <text:list-item>
          <text:p text:style-name="P102">В дело включается не более одного экземпляра каждого документа.</text:p>
        </text:list-item>
        <text:list-item>
          <text:p text:style-name="P102">Каждый документ, помещённый в дело должен быть оформлен в соотсветствии с требованеиями гос стандартов.</text:p>
        </text:list-item>
        <text:list-item>
          <text:p text:style-name="P102">В дело группируются документы одного периода: месяц квартал календарны год (кроме переходящих дел (личные дела) )</text:p>
        </text:list-item>
        <text:list-item>
          <text:p text:style-name="P102">При наличии в одной папке документов за несколько месяцев документы разделяются листами с названием месяца. </text:p>
        </text:list-item>
        <text:list-item>
          <text:p text:style-name="P103">Дело должно сожержать не больее 250 листов при толщине не более 4 см. </text:p>
        </text:list-item>
        <text:list-item>
          <text:p text:style-name="P103"><text:soft-page-break/>Приложение к документам независимо от даты составления присоединяется к документам, к которым они относятся. </text:p>
        </text:list-item>
      </text:list>
      <text:p text:style-name="P56"/>
      <text:p text:style-name="P57">Сроки хранения документов бухгалтерских.</text:p>
      <text:p text:style-name="P56"/>
      <text:list xml:id="list274419257" text:style-name="L16">
        <text:list-item>
          <text:p text:style-name="P104">Декларации и налоговые расчёты: </text:p>
          <text:list>
            <text:list-item>
              <text:p text:style-name="P104">годовые постоянного</text:p>
            </text:list-item>
            <text:list-item>
              <text:p text:style-name="P104">Квартальные — 5 лет, </text:p>
            </text:list-item>
            <text:list-item>
              <text:p text:style-name="P104">Месяыные — 1 год.</text:p>
            </text:list-item>
          </text:list>
        </text:list-item>
        <text:list-item>
          <text:p text:style-name="P104">Буз отчёты и балансы:</text:p>
          <text:list>
            <text:list-item>
              <text:p text:style-name="P104">Сводные годовые постоянно</text:p>
            </text:list-item>
            <text:list-item>
              <text:p text:style-name="P104">Годовые постоянно</text:p>
            </text:list-item>
            <text:list-item>
              <text:p text:style-name="P104">Квартальные 5 лет</text:p>
            </text:list-item>
            <text:list-item>
              <text:p text:style-name="P104">месячные 1 год.</text:p>
            </text:list-item>
          </text:list>
        </text:list-item>
        <text:list-item>
          <text:p text:style-name="P104">Первичных документы и приложения к ним — 5 лет</text:p>
        </text:list-item>
        <text:list-item>
          <text:p text:style-name="P106">Бухгалтерских учтные регитсров и оборотных ведомостей – 5 лет</text:p>
        </text:list-item>
        <text:list-item>
          <text:p text:style-name="P105"><text:span text:style-name="T49">Перечни лиц, которое ответственны за подпи</text:span><text:span text:style-name="T50">с</text:span><text:span text:style-name="T49">и </text:span><text:span text:style-name="T50">ставить</text:span><text:span text:style-name="T49"> <text:s/></text:span><text:span text:style-name="T51">за главного бухгалтера </text:span><text:span text:style-name="T49">и всё такое – до замены. Счёт-фактура – документа, который гарантирует выполнение работ.</text:span></text:p>
        </text:list-item>
        <text:list-item>
          <text:p text:style-name="P107">Сроки хранения образцов подписей материально отвесттвеннх лиц — до минования надобности. </text:p>
        </text:list-item>
        <text:list-item>
          <text:p text:style-name="P107">Сроки хранения бухгалтерских документов</text:p>
          <text:list>
            <text:list-item>
              <text:p text:style-name="P107">ценные бумаги – постоянного</text:p>
            </text:list-item>
            <text:list-item>
              <text:p text:style-name="P107">соглашения договоры и тд — 5 лет.</text:p>
            </text:list-item>
            <text:list-item>
              <text:p text:style-name="P107">Документы на основные средства, кассовые документы и тд 5 лет</text:p>
            </text:list-item>
            <text:list-item>
              <text:p text:style-name="P107">Срок хранения документов по личному составу 75 лет с учётом возраста человека на момент окончания дела. <text:s/>75 лет — возраст человека к моменту окончания дела. </text:p>
            </text:list-item>
          </text:list>
        </text:list-item>
      </text:list>
      <text:p text:style-name="P58"/>
      <text:p text:style-name="P58"/>
      <text:h text:style-name="Heading_20_2" text:outline-level="2"><text:span text:style-name="T52">Правила исправления записей в учётных регис</text:span><text:span text:style-name="T53">т</text:span><text:span text:style-name="T52">рах.</text:span></text:h>
      <text:p text:style-name="P59">Еть 3 метода исправления записей в учтных регистрах:</text:p>
      <text:list xml:id="list774382742" text:style-name="L17">
        <text:list-item>
          <text:p text:style-name="P108"><text:span text:style-name="T54">Корректурный. </text:span><text:span text:style-name="T55">Применяют для исправления записей в первичных документов, кроме кассовых и банковских, </text:span><text:span text:style-name="T56">если они ещё не записаны в учётный регистр. Также применяется для исправления неправильно записаннх сумм в учётных регистрах, в которых не подведены итоги. </text:span><text:span text:style-name="T57">Зачёркивание неправильного и написание правильного. </text:span></text:p>
        </text:list-item>
        <text:list-item>
          <text:p text:style-name="P108"><text:soft-page-break/><text:span text:style-name="T54">Сторнироваочная проводка. </text:span><text:span text:style-name="T58">(Метор «красная сторна»). Применяется у чётных регистрах для исправления как корреспонденции счетов, так и для неправильно занесённых сумм по хоз записи. Сторнировачная проводка до и после подведения итогов. Записываются красными(отрицательными) чернилами. <text:s/><text:tab/><text:line-break/><text:line-break/>Порядок исправления: <text:s/>неправильную запись повторяют в той же корреспонденции и сумме красными чернилами. Это говорит о том, что сумма стала отрициательной и при учёте оборотво она должна вычитаться. <text:tab/><text:line-break/>Потом делают правильную положительную запись проводки синими или чёрными чернилами. <text:tab/><text:line-break/><text:line-break/>Пример: при отражении операции сделана запись «ДТ 50 «касса», КТ 51 «р/с» 50 000». Повторем красными чернилами. <text:s/>Тут перепутали счета, так что просто поменяем их. </text:span></text:p>
        </text:list-item>
        <text:list-item>
          <text:p text:style-name="P109"><text:span text:style-name="T55">Дополнительная проводка. </text:span><text:span text:style-name="T58">Применяют, когда проводка <text:s/>составлена правильно, а сумма хозйяственной операции занижена. Заключается в записи в той же корревпондерции счсетов суммой, равной величине допущенной ошибки. Применяют в учётных регистраз до и после подведения итогов. </text:span></text:p>
        </text:list-item>
      </text:list>
      <text:p text:style-name="P60"/>
      <text:p text:style-name="P61">В пятницу встретимся на практику.</text:p>
      <text:p text:style-name="P54"/>
      <text:p text:style-name="P54"/>
      <text:h text:style-name="P171" text:outline-level="1">Учёт денежных средств</text:h>
      <text:p text:style-name="P62"><text:span text:style-name="T59">Денежные средства в предприятии — </text:span><text:span text:style-name="T60">совокупность наличных в кассе, на банковских счетах (как в валюте, так и в рублях), могут быть в виде переводов, аккредитивов, чековых книжек – они характеризут начальную и конечную стадию кругооборота хоязственных средств.</text:span></text:p>
      <text:p text:style-name="P110">Чем выше скорость движения средств. Тем выше эффективность предпринимательской деятельности организации.</text:p>
      <text:p text:style-name="P110">Платёжеспособность — это объём сещуствующих у орагнизации денег (определяяется ими). Платёжеспособна — если имеет достаточно средств для производства платежей в определённый момент. </text:p>
      <text:p text:style-name="P110">Необходимы резервные запасы для оплаты возможных непредвиденных обстоятельств, выгодных инвестиций и амортизации. Всякий излишек приводит к замедлению их оборота и как следствие снижению эффекивности их использования. В условиях инфляции к прямым потерям. </text:p>
      <text:p text:style-name="P110">Искуство упавления деньгами – не накопить много, а оптимизация их запаса. Чтобы к каждому платежу <text:s/>были готовы и сохраняли резервы. </text:p>
      <text:p text:style-name="P63"><text:span text:style-name="T61">В процессе хозяйственной деятельности постоянно идут взаимные денежные расчёты. Либо в денежной (наличной) форме, либо в безналичной. </text:span><text:span text:style-name="T62">Использование наличных денег регламентируется правилами наличного денежного обращения на территории РФ и порядок ведения кассовых операций, определённый центробанком. </text:span></text:p>
      <text:p text:style-name="P111"><text:soft-page-break/>Средства в кассе хранятся не более 3 дней. </text:p>
      <text:p text:style-name="P112">Те документы предусматривают :</text:p>
      <text:list xml:id="list209757233" text:style-name="L18">
        <text:list-item>
          <text:p text:style-name="P113">наличие специально оборудованного помещения кассы, с охранной сигнализацией. </text:p>
        </text:list-item>
        <text:list-item>
          <text:p text:style-name="P113">Ведение касовой книги и другиз документов в установленной форме. </text:p>
        </text:list-item>
        <text:list-item>
          <text:p text:style-name="P113">Приём наличных денег при осуществлении расчётов с начелением проводится с применением контрольно-кассовых машин. </text:p>
        </text:list-item>
        <text:list-item>
          <text:p text:style-name="P113">Правительнством РФ есть категории организаций, которые могут без кассы, но это жёсткий перечень. </text:p>
        </text:list-item>
        <text:list-item>
          <text:p text:style-name="P113">Хранение свободных денежных средств в учреждениях банков. </text:p>
        </text:list-item>
        <text:list-item>
          <text:p text:style-name="P113">Расходование наличных денег строго на цели, указанные в чеки. </text:p>
        </text:list-item>
        <text:list-item>
          <text:p text:style-name="P122">Хранение наличных денег в кассе осуществляется в пределах лимитов, установленных обслуживающим банком после согласования с руковдителем организации. </text:p>
        </text:list-item>
        <text:list-item>
          <text:p text:style-name="P123">Исключение из пункта 7 – деньги, выданные на зарплату, пособия по сохх страху и стипендии. Они могут храниться в кассе в течение 3 рабочих дней вкулючая день получения денег в банке. </text:p>
        </text:list-item>
        <text:list-item>
          <text:p text:style-name="P124">Сохранность денег и доставка до банка должны быть охранены. Если условия не соблюдены, администрация нест ответственность.</text:p>
        </text:list-item>
        <text:list-item>
          <text:p text:style-name="P114"><text:span text:style-name="T63">Все операции с деньгами ответственность возлагают на кассира. <text:s/>Договор <text:s/>о полной материацльной индивидуавльной ответствености при приёме на работу. </text:span><text:span text:style-name="T64">Все формы утверждены и согласованы с министерством финансов РФ.</text:span></text:p>
        </text:list-item>
        <text:list-item>
          <text:p text:style-name="P115"><text:span text:style-name="T65">В кассу наличные деньги поступают с расчётного счтёа в банке, при получении средств выдаётся ековая книжка. </text:span><text:span text:style-name="T66">Чтобы снять сумму, заполняется чек кассиром и руководителем и передаётся банку. </text:span><text:span text:style-name="T67">Там назначение указанной суммы указывается. Отрывная часть в банке, а корешок — оправлательный документ для записи в учётные регистры организации (обязательно на корешне сумма)</text:span></text:p>
        </text:list-item>
        <text:list-item>
          <text:p text:style-name="P116"><text:span text:style-name="T67">Приходно-кассовый ордер Форма Ф.№КО-1, подписывается главным бух или уполномоченным лицом. </text:span><text:span text:style-name="T68">Обязательно ставится печать и регитсрация в журнале будет. </text:span><text:span text:style-name="T69">Журнал формы Ф.№КО-3. </text:span></text:p>
        </text:list-item>
        <text:list-item>
          <text:p text:style-name="P117"><text:span text:style-name="T70">Выдаются деньги расходно-кассовым ордером. <text:s/>Ф.№КО-2. </text:span><text:span text:style-name="T71">Также выдаются на базе других ведомостей. </text:span><text:span text:style-name="T72">Специальный штамп и оформление. Выдача денег по кассовым ордерам по документу, удостоверяющему личность получателя. </text:span></text:p>
        </text:list-item>
        <text:list-item>
          <text:p text:style-name="P118"><text:span text:style-name="T73">Приём и выдача денег по кассовым ордерам только в день их составления. </text:span><text:span text:style-name="T74">Все кассовые ордера погашаются штампом. При выдаче зп, стипендии, премий и тд основание для выдачи — ведомость. </text:span></text:p>
        </text:list-item>
        <text:list-item>
          <text:p text:style-name="P119"><text:span text:style-name="T75">По истечению срока выдачи (3 дня), напротив фамилии ставится штамп со словом депонировано. <text:s/></text:span><text:span text:style-name="T76">Составляет отдельных реестр депонированных сумм. </text:span><text:span text:style-name="T77">На всю сумму выданных средтв составляется расходно-кассовый ордер. </text:span></text:p>
        </text:list-item>
        <text:list-item>
          <text:p text:style-name="P120"><text:soft-page-break/><text:span text:style-name="T78">Кассовая книга, которую ведёт кассив Ф.№КО-4. Каждая организация ведёт только одну кассовую книгу, все страницы нумерованы. Прошрнурована, опечатана печатью, </text:span><text:span text:style-name="T79">записи через копирку. В конце рабочего дня подсчитываются итоги опреаций, и отдатёт что-то там куда-то. </text:span><text:span text:style-name="T80">Главбуху, наверон. </text:span></text:p>
        </text:list-item>
        <text:list-item>
          <text:p text:style-name="P121"><text:span text:style-name="T80">Для учёта наличия и движения используется активный счтё</text:span><text:span text:style-name="T81">т</text:span><text:span text:style-name="T80"> 50 «касса». </text:span><text:span text:style-name="T81">К нему могут быть открыты субсчета: 50-1 касса организации, 50-2 операционная касса, 50-3 денежные документы и тд тд тд тд.</text:span></text:p>
        </text:list-item>
        <text:list-item>
          <text:p text:style-name="P125">В определённые руководителем сроки проводится инвентаризация. Они подтверждены актами, излишки уходят в доход органищации. <text:s/>Дт 50 → Кт 91.</text:p>
        </text:list-item>
        <text:list-item>
          <text:p text:style-name="P125">При недосдаче она будет взыскана с материально-ответственного лица и будет отражена записью: Дт 94 → Кт 50 + Дт 73 → Кт 94. <text:s/>Короче, 94 – недосдача и порча ценностей. Снимут с зарплаты. </text:p>
        </text:list-item>
        <text:list-item>
          <text:p text:style-name="P126">Если не могут найти виновного, то такие убытки списываются на финансовые затраты организации. <text:s/>Дт 91-&gt; Кт 94</text:p>
        </text:list-item>
      </text:list>
      <text:p text:style-name="P127"/>
      <text:p text:style-name="P64"><text:span text:style-name="T82">В кассе могут храниться ценные бумаги, оплаченные путёвки в санатории, акции обществ, почтовые и вексельные марки, оплаченные авиабилеты, проездные билеты. </text:span><text:span text:style-name="T83">Данные денежные документвы учитываются по номинальной стоимости, <text:s/>И там кассир опять ответственен. <text:s/></text:span></text:p>
      <text:p text:style-name="P128">Аналитический учёт таких документов ведётся по видам каким-то. Синтетический по субсчсетам. По Дт 50 отражается стоимость приобретённых документов. </text:p>
      <text:p text:style-name="P128"/>
      <text:p text:style-name="P128">Пример: если имеем в кассе оплаченные путёвки в санатории, то будет Дт50, 50-3 денежные документы → Кт 50, 50-1 Касса организации. </text:p>
      <text:p text:style-name="P128"/>
      <text:h text:style-name="P180" text:outline-level="2">Учёт денежных средств на расчётных и специальных счетац в банках.</text:h>
      <text:p text:style-name="P129">Все организации обязаны хранить денежные средства на счетах в банках.</text:p>
      <text:p text:style-name="P130">Для открытия расчётного счёта оргазнизация предоставляет </text:p>
      <text:list xml:id="list2070603919" text:style-name="L19">
        <text:list-item>
          <text:p text:style-name="P131">заявление об открытии расчтёного счёта</text:p>
        </text:list-item>
        <text:list-item>
          <text:p text:style-name="P131">Копии документов о том, что она поставлена на учёт как оганизация,</text:p>
        </text:list-item>
        <text:list-item>
          <text:p text:style-name="P132"><text:span text:style-name="T84">Карточка с образцами подписей распорядителей средств и оттиски печатей и документы, подтверждающие постановку организации в налоговый орган как налогоплательщика в том числе взносов основных в государственные фонды. </text:span><text:span text:style-name="T85">Дополнительно иностранные фирмы предпоставляют всидетельство внесения из в реестр с иностранными инвестициями. </text:span></text:p>
        </text:list-item>
        <text:list-item>
          <text:p text:style-name="P135"><text:soft-page-break/>Согласно налоговому кодексу налогоплат обязаны в 10 дн срок сообщить в налоговый орпган об открытии или закрытии счетов в банковских учреждениях. Статья 118 нал код РФ. Иначе штраф. </text:p>
        </text:list-item>
        <text:list-item>
          <text:p text:style-name="P136">Открытом Р\с присваиватся нормер, который потом указывается на документах. <text:line-break/></text:p>
        </text:list-item>
        <text:list-item>
          <text:p text:style-name="P137">Всё регулируется действующим законодательством. </text:p>
        </text:list-item>
        <text:list-item>
          <text:p text:style-name="P137">Все операции со счётом банк может делать только по поручени ю и согласию ответственного за счёт. Поэтому всё нка основании договора. Возможности банка, комиссии, условия размещения средств, права и обязанности и ответственность . </text:p>
        </text:list-item>
        <text:list-item>
          <text:p text:style-name="P138">Списание денежных средств тольк опо распряжению клиента, н опри этом без его слогласия тольк по решеню суда. </text:p>
        </text:list-item>
        <text:list-item>
          <text:p text:style-name="P133"><text:span text:style-name="T86">Списание средств в <text:s/>порядке календарной отч</text:span><text:span text:style-name="T88">ё</text:span><text:span text:style-name="T86">тности, но существют приоритеты. </text:span><text:span text:style-name="T87">В первую очереть по исполнительным документам, замет по платёжным документам <text:s/>куда-то, потом по обрате труда, и потом по другим дережным требованиям. </text:span></text:p>
        </text:list-item>
        <text:list-item>
          <text:p text:style-name="P139">Во всех платёэных банковских документах указывается все р\с, помарки не допускаются.</text:p>
        </text:list-item>
        <text:list-item>
          <text:p text:style-name="P139">Сейчас часто используются векселя, которые чаще заменяют деньги. Письменное безусловное денежное обязательство,выданное одной стороной векселедателем другой стороне векселедержателю, дающее право снятия указанной вксельной суммы. </text:p>
        </text:list-item>
        <text:list-item>
          <text:p text:style-name="P134"><text:span text:style-name="T89">В россии сейчас распространяется форма расчётом — с использованием банковских корпоративных карт. </text:span><text:span text:style-name="T90">Эта карта персонифицированное платёжное средство, предназначенное для оплаты товаров, работ или услуг, получения денег в банковсих аппарата..</text:span></text:p>
        </text:list-item>
        <text:list-item>
          <text:p text:style-name="P140">Есть расчётные – тратим в пределах лимита. Кредитные — сумма в течении 50 рабочих дней, можем пользоваться, если не вернём, то будут проценты. </text:p>
        </text:list-item>
      </text:list>
      <text:p text:style-name="P141"/>
      <text:p text:style-name="P142">О валюте дальше должны бы. </text:p>
      <text:p text:style-name="P143"/>
      <text:p text:style-name="P143"/>
      <text:h text:style-name="Heading_20_1" text:outline-level="1"><text:span text:style-name="T91">Учёт труда и </text:span><text:span text:style-name="T92">расчётов с персоналом</text:span></text:h>
      <text:h text:style-name="Heading_20_2" text:outline-level="2"><text:span text:style-name="T92">Правовые основы организации о оплаты труда в рф</text:span></text:h>
      <text:p text:style-name="P144"><text:span text:style-name="T92">Зарплата — важнейший и основной источник дохода персонала организации. С её помощью осуществляется контроль за мерой труда и потребления.</text:span></text:p>
      <text:p text:style-name="P144"><text:span text:style-name="T92">Ей управляется экономика.</text:span></text:p>
      <text:p text:style-name="P144"><text:span text:style-name="T92"/></text:p>
      <text:p text:style-name="P144"><text:soft-page-break/><text:span text:style-name="T92">В конституции РФ есть статьи, полностью посвящённые труду в стране. </text:span></text:p>
      <text:p text:style-name="P144"><text:span text:style-name="T92">Статья 34. Каждыё имеет право на свободное использование своих способностей и имущества для незапрещённой деятельности. Нельзя монополизировать и недобросовестно конкуриорвать.</text:span></text:p>
      <text:p text:style-name="P144"><text:span text:style-name="T92">Статья 37. Трд свободен, и мы <text:s/>можем сами распоряжаться всем, что имеет. Принудиловки нет. Вознаграждение будет каждому, не ниже минимального месячного размера оплыаты труда. И есть защита от безработицы.</text:span></text:p>
      <text:p text:style-name="P144"><text:span text:style-name="T92">Статья ??, Каждый имеет право на отдых. Гарантируется продолжительность какая-то, отпуск оплачиваемый и тд.</text:span></text:p>
      <text:p text:style-name="P144"><text:span text:style-name="T92">Статья 39. Каждый <text:s/>получает социальное обеспечение по выходуна пенсии, болезни ит тд.</text:span></text:p>
      <text:p text:style-name="P144"><text:span text:style-name="T92"/></text:p>
      <text:p text:style-name="P144"><text:span text:style-name="T92">Основной законодательный документ – ТК РФ. </text:span></text:p>
      <text:p text:style-name="P144"><text:span text:style-name="T92">Выполнение установленных правил обязательно для всех руководителей и работников. </text:span></text:p>
      <text:p text:style-name="P144"><text:span text:style-name="T92"/></text:p>
      <text:p text:style-name="P144"><text:span text:style-name="T92">Есть ещё куча документов разных по оплате труда документов. </text:span></text:p>
      <text:list xml:id="list2055261677" text:style-name="L20">
        <text:list-item>
          <text:p text:style-name="P145"><text:span text:style-name="T92">Гражданский кодекс РФ, например. По договорам гражданско-правового характера. Статья 746. 735, 781 и тд. </text:span></text:p>
        </text:list-item>
        <text:list-item>
          <text:p text:style-name="P145"><text:span text:style-name="T92">Положение о чём-то там, продукции и порядке формировании финансовые результатов и чего-то ещё. Положение о составе затрад о производстве и реализации продукции, включаемых в себестоимость продукции и о порядке формирования фин..... </text:span></text:p>
        </text:list-item>
        <text:list-item>
          <text:p text:style-name="P145"><text:span text:style-name="T92">Инструкции госкомстата россии о составе фонза заработной платы и выплат социального хараектера. </text:span></text:p>
        </text:list-item>
      </text:list>
      <text:p text:style-name="P144"><text:span text:style-name="T92"/></text:p>
      <text:h text:style-name="Heading_20_2" text:outline-level="2"><text:span text:style-name="T92">Документальное оформление учёта, численности, отработанного времени и выработки.</text:span></text:h>
      <text:p text:style-name="P144"><text:span text:style-name="T92">Всё должно быть документарльно офомлено. Это и про зп. </text:span></text:p>
      <text:p text:style-name="P144"><text:span text:style-name="T92">Первичные документы какие? </text:span></text:p>
      <text:p text:style-name="P144"><text:span text:style-name="T92">Первичный учёт численности персонала на документах:</text:span></text:p>
      <text:list xml:id="list354952817" text:style-name="L21">
        <text:list-item>
          <text:p text:style-name="P147"><text:span text:style-name="T92">Приказ (распоряжение) о приёме на работу. Форма №Т-1. Это основание для приёма на работу. </text:span></text:p>
        </text:list-item>
        <text:list-item>
          <text:p text:style-name="P147"><text:span text:style-name="T92">На основании этого приказа лицо, ответственное за учёт личного состава работников заполняет на каждого вновь принятого сотрудника личную карточку. <text:s/></text:span><text:span text:style-name="T94">Форма №Т-2. Там личные данные, награды, образование и тд. </text:span></text:p>
        </text:list-item>
        <text:list-item>
          <text:p text:style-name="P146"><text:span text:style-name="T93">Запись в трудовой книжке.</text:span></text:p>
        </text:list-item>
        <text:list-item>
          <text:p text:style-name="P146"><text:span text:style-name="T93">После этого в бухгалтерии открывается лицевой счёт на этого сотрудника. </text:span></text:p>
        </text:list-item>
        <text:list-item>
          <text:p text:style-name="P148"><text:span text:style-name="T95">Прказ о переводе на другую работу, Форма Т-5</text:span></text:p>
        </text:list-item>
        <text:list-item>
          <text:p text:style-name="P148"><text:soft-page-break/><text:span text:style-name="T96">Есть приказ о предоставлении отпуска, Форма Т-6. Не только отпуск обычные, но и без сохранения зп; без объяснения причин на 3 дня. </text:span></text:p>
        </text:list-item>
        <text:list-item>
          <text:p text:style-name="P148"><text:span text:style-name="T96">Надоело работать, нашёл другую работу. Приказ о прекращении трудового контракта Т-8. </text:span><text:span text:style-name="T97">На основании его бухгалтерия производит окончательный отчёт с работкиком.</text:span></text:p>
        </text:list-item>
        <text:list-item>
          <text:p text:style-name="P149"><text:span text:style-name="T98">Табель учёта рабочего времени ведётся. Форма Т-12. </text:span><text:span text:style-name="T99">Фикситует использование рабочего времени всеми.</text:span></text:p>
        </text:list-item>
      </text:list>
      <text:p text:style-name="P151"><text:span text:style-name="T99"/></text:p>
      <text:p text:style-name="P152"><text:span text:style-name="T99">Важнейший показатель – нормы труда, установленные в соответствии и чем-то там. <text:s/></text:span><text:span text:style-name="T100">Техника организации труда, что ли. <text:s/></text:span><text:span text:style-name="T101">Достигнутый уровень технологии.</text:span></text:p>
      <text:p text:style-name="P153"><text:span text:style-name="T101">Предусмотреы такие нормы труда:</text:span></text:p>
      <text:p text:style-name="P166"><text:span text:style-name="T101">1) норма выработки. <text:s/>Количество продукции, которое работник (группа работников ) определённой квалификации должен произвести в единицу рабочего времени.</text:span></text:p>
      <text:p text:style-name="P167"><text:span text:style-name="T102">2) Норма времени. </text:span><text:span text:style-name="T103">Количесво рабочего времени в часах, минутах, которое должен затратить работник на проводство единицы продукции.</text:span></text:p>
      <text:p text:style-name="P167"><text:span text:style-name="T105">3) </text:span><text:span text:style-name="T104">Норма обслуживания. <text:s/></text:span><text:span text:style-name="T105">Количество объектов, единиц оборудования и тд,, которые работник должен обслужить в единицу времени.</text:span></text:p>
      <text:p text:style-name="P168"><text:span text:style-name="T106">4) Норма численности. Количество работников соответствующей квалификации, требемое для определения объёмов работ и чего-то там.</text:span></text:p>
      <text:p text:style-name="P169"><text:span text:style-name="T107"/></text:p>
      <text:p text:style-name="P169"><text:span text:style-name="T107">В зависимости от характера производства применяются разные первичные документы.</text:span></text:p>
      <text:p text:style-name="P169"><text:span text:style-name="T107"/></text:p>
      <text:h text:style-name="Heading_20_2" text:outline-level="2"><text:span text:style-name="T108">Виды, формы и системы оплаты труда</text:span></text:h>
      <text:p text:style-name="P154"><text:span text:style-name="T108">Оплата труда должна находиться в прямой зависимости от его личного трудового вклада и качества труда. Максимальный размер неограничен. <text:s/></text:span></text:p>
      <text:p text:style-name="P155"><text:span text:style-name="T109">Добавки, надбавки, премии и тд </text:span><text:span text:style-name="T110">должны начисляться сверх указанного минимума. </text:span></text:p>
      <text:p text:style-name="P156"><text:span text:style-name="T111">Сейчас законом разрешено самим выбирать системы оплаты труда, целесообрезные в их технических условиях.</text:span></text:p>
      <text:p text:style-name="P156"><text:span text:style-name="T111">Виды, формы, системы оплаты труда, и тд должны быть зафиксирваны в коллективном трудовом договоре. <text:s/>И в актах, издаваемых органища</text:span><text:span text:style-name="T112">ц</text:span><text:span text:style-name="T111">ией. </text:span></text:p>
      <text:p text:style-name="P157"><text:span text:style-name="T113">Зарплата бывает основная и дополнительная.</text:span></text:p>
      <text:p text:style-name="P157"><text:span text:style-name="T113">Основная – зачисляемая работнику за отработанное время, количество и качество выполнекнной работы (оплата по сдельным расценкам, тарифнам ставкам, окладам, премии сдельщикам и повременьщикам)</text:span></text:p>
      <text:p text:style-name="P157"><text:soft-page-break/><text:span text:style-name="T113">Дополнительная — выплаты за неотработанное время, предусмотренное трудовым законодательством. <text:s/>За отпуск. Перерыв в работе кормящих матерей, вы</text:span><text:span text:style-name="T114">х</text:span><text:span text:style-name="T113">орное пособие при увольнении, болезнь. </text:span></text:p>
      <text:p text:style-name="P157"><text:span text:style-name="T113"/></text:p>
      <text:p text:style-name="P158"><text:span text:style-name="T115">Формы оплаты труда: сдельная и повременная. </text:span></text:p>
      <text:p text:style-name="P158"><text:span text:style-name="T115">Повременная – платят за время, фактически отработанное. Применяются часовые, дневные и месячные тарифные ставки. <text:s/></text:span><text:span text:style-name="T116">2 вида: просто по времени, и по времени + премия. </text:span></text:p>
      <text:p text:style-name="P159"><text:span text:style-name="T117">Сдельная – можно учитывать количественные показатели результата труда. </text:span><text:span text:style-name="T118">И тут неважно, когда выполнялась работа, главное ,чтобы выполнялась.</text:span></text:p>
      <text:p text:style-name="P159"><text:span text:style-name="T118"/></text:p>
      <text:p text:style-name="P160"><text:span text:style-name="T119">Тарифная ставка. </text:span><text:span text:style-name="T120">Размер оплаты за труд опреледённой сложности, произведённый в определённое время.</text:span><text:span text:style-name="T121"> Всегда в денежной форме, и её размер растёт с разрядом работника. <text:s/></text:span><text:span text:style-name="T122">Т</text:span><text:span text:style-name="T123">а</text:span><text:span text:style-name="T122">блица: разяд твой – суммы в зависимости от отработки. </text:span></text:p>
      <text:p text:style-name="P161"><text:span text:style-name="T123">Разряд — показатель сложности рботы и квалицикации рабочего.</text:span></text:p>
      <text:p text:style-name="P162"><text:span text:style-name="T124">Соотношение между тарифными ставками и выплатами с помощью тарифного коэффициента. </text:span></text:p>
      <text:p text:style-name="P162"><text:span text:style-name="T124"/></text:p>
      <text:p text:style-name="P163"><text:span text:style-name="T125">Оплата труда руководителей, специалистов, применяются должностные оклады, в зависимости от должности и квалификации работника. </text:span></text:p>
      <text:p text:style-name="P163"><text:span text:style-name="T125"/></text:p>
      <text:p text:style-name="P164"><text:span text:style-name="T126">Система плавающих окладов. В конце каждого месяца при окончании работы формируются новые должностные оклады на следующий месяц. </text:span></text:p>
      <text:p text:style-name="P164"><text:span text:style-name="T126"/></text:p>
      <text:p text:style-name="P165"><text:span text:style-name="T127">В государственных оганищациях руководители получают оклад + вознаграздение за повышение силы отрасли.</text:span></text:p>
      <text:p text:style-name="P165"><text:span text:style-name="T127"/></text:p>
      <text:p text:style-name="P165"><text:span text:style-name="T127"/></text:p>
      <text:p text:style-name="P150"><text:span text:style-name="T93"/></text:p>
      <text:p text:style-name="P144"><text:span text:style-name="T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382</meta:editing-cycles>
    <meta:creation-date>2012-10-08T07:35:00</meta:creation-date>
    <dc:date>2013-04-01T13:08:40</dc:date>
    <meta:editing-duration>PT11H41M31S</meta:editing-duration>
    <meta:generator>LibreOffice/3.6$Linux_X86_64 LibreOffice_project/360m1$Build-2</meta:generator>
    <meta:document-statistic meta:table-count="3" meta:image-count="0" meta:object-count="2" meta:page-count="20" meta:paragraph-count="373" meta:word-count="4379" meta:character-count="32794" meta:non-whitespace-character-count="279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79pt solid #000000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79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79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6" table:default-cell-style-name="ce4"/>
        <table:table-row table:style-name="ro1">
          <table:table-cell table:style-name="ce1" office:value-type="string" table:number-columns-spanned="1" table:number-rows-spanned="2">
            <text:p>Наименование счёта</text:p>
          </table:table-cell>
          <table:table-cell table:style-name="ce1" office:value-type="string" table:number-columns-spanned="2" table:number-rows-spanned="1">
            <text:p>Начальный остаток</text:p>
          </table:table-cell>
          <table:covered-table-cell table:style-name="ce2"/>
          <table:table-cell table:style-name="ce1" office:value-type="string" table:number-columns-spanned="2" table:number-rows-spanned="1">
            <text:p>Обороты</text:p>
          </table:table-cell>
          <table:covered-table-cell table:style-name="ce2"/>
          <table:table-cell table:style-name="ce1" office:value-type="string" table:number-columns-spanned="2" table:number-rows-spanned="1">
            <text:p>Конечный остаток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</table:table-row>
        <table:table-row table:style-name="ro2">
          <table:table-cell table:style-name="ce3" office:value-type="string">
            <text:p>10 материалы</text:p>
          </table:table-cell>
          <table:table-cell table:style-name="ce3" office:value-type="string">
            <text:p>+ (тут цифры)</text:p>
          </table:table-cell>
          <table:table-cell table:style-name="ce3"/>
          <table:table-cell table:number-columns-repeated="3" table:style-name="ce3" office:value-type="string">
            <text:p>+</text:p>
          </table:table-cell>
          <table:table-cell table:style-name="ce3"/>
        </table:table-row>
        <table:table-row table:style-name="ro1">
          <table:table-cell office:value-type="string">
            <text:p>50 <text:s/>касса</text:p>
          </table:table-cell>
          <table:table-cell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/>
        </table:table-row>
        <table:table-row table:style-name="ro3">
          <table:table-cell office:value-type="string">
            <text:p>80 Уставный капитал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2">
          <table:table-cell office:value-type="string">
            <text:p>60 Расчёты с поставщиками и подрядчиками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4" table:number-rows-repeated="16">
          <table:table-cell table:number-columns-repeated="7"/>
        </table:table-row>
        <table:table-row table:style-name="ro1">
          <table:table-cell table:style-name="ce5" office:value-type="string">
            <text:p>Итого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2" table:style-name="ce5" office:value-type="float" office:value="20000">
            <text:p>20000</text:p>
          </table:table-cell>
          <table:table-cell table:number-columns-repeated="2" table:style-name="ce5" office:value-type="float" office:value="15000">
            <text:p>15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.00.0000</text:date>, <text:time style:data-style-name="N2" text:time-value="0000-00-00T12:23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Шахм обор вед-ть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2" table:default-cell-style-name="ce6"/>
        <table:table-row table:style-name="ro1">
          <table:table-cell table:style-name="ce4" office:value-type="string" table:number-columns-spanned="1" table:number-rows-spanned="2">
            <text:p>Дебетуемые счета.</text:p>
          </table:table-cell>
          <table:table-cell table:style-name="ce4" office:value-type="string" table:number-columns-spanned="5" table:number-rows-spanned="1">
            <text:p>Кредитуемые счета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Итого по Дт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office:value-type="string">
            <text:p>80000 (с дебета 10 на кредит 60-го)</text:p>
          </table:table-cell>
          <table:table-cell table:number-columns-repeated="2"/>
          <table:table-cell office:value-type="float" office:value="80000">
            <text:p>8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20000">
            <text:p>20000</text:p>
          </table:table-cell>
          <table:table-cell table:number-columns-repeated="3"/>
          <table:table-cell office:value-type="float" office:value="20000">
            <text:p>20000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Итого по кредиту</text:p>
          </table:table-cell>
          <table:table-cell/>
          <table:table-cell office:value-type="float" office:value="20000">
            <text:p>20000</text:p>
          </table:table-cell>
          <table:table-cell office:value-type="string">
            <text:p>80000 .</text:p>
          </table:table-cell>
          <table:table-cell table:number-columns-repeated="2"/>
          <table:table-cell office:value-type="float" office:value="100000">
            <text:p>100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.00.0000</text:date>, <text:time style:data-style-name="N2" text:time-value="0000-00-00T12:29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